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webextensions/taskpanes.xml" manifest:media-type=""/>
  <manifest:file-entry manifest:full-path="webextensions/webextension1.xml" manifest:media-type="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14pt" style:font-size-asian="14pt" style:font-size-complex="14pt"/>
    </style:style>
    <style:style style:name="ce3" style:family="table-cell" style:parent-style-name="Default" style:data-style-name="N30"/>
    <style:style style:name="ce4" style:family="table-cell" style:parent-style-name="Default" style:data-style-name="N30">
      <style:text-properties fo:font-style="italic" style:font-style-asian="italic" style:font-style-complex="italic"/>
    </style:style>
    <style:style style:name="ce5" style:family="table-cell" style:parent-style-name="Default" style:data-style-name="N36"/>
    <style:style style:name="co1" style:family="table-column">
      <style:table-column-properties fo:break-before="auto" style:column-width="3.59833333333333cm" style:use-optimal-column-width="true"/>
    </style:style>
    <style:style style:name="co2" style:family="table-column">
      <style:table-column-properties fo:break-before="auto" style:column-width="4.97416666666667cm" style:use-optimal-column-width="true"/>
    </style:style>
    <style:style style:name="co3" style:family="table-column">
      <style:table-column-properties fo:break-before="auto" style:column-width="3.36020833333333cm" style:use-optimal-column-width="true"/>
    </style:style>
    <style:style style:name="co4" style:family="table-column">
      <style:table-column-properties fo:break-before="auto" style:column-width="1.666875cm" style:use-optimal-column-width="true"/>
    </style:style>
    <style:style style:name="co5" style:family="table-column">
      <style:table-column-properties fo:break-before="auto" style:column-width="7.699375cm" style:use-optimal-column-width="true"/>
    </style:style>
    <style:style style:name="co6" style:family="table-column">
      <style:table-column-properties fo:break-before="auto" style:column-width="6.16479166666667cm" style:use-optimal-column-width="true"/>
    </style:style>
    <style:style style:name="co7" style:family="table-column">
      <style:table-column-properties fo:break-before="auto" style:column-width="3.91583333333333cm" style:use-optimal-column-width="true"/>
    </style:style>
    <style:style style:name="co8" style:family="table-column">
      <style:table-column-properties fo:break-before="auto" style:column-width="4.07458333333333cm" style:use-optimal-column-width="true"/>
    </style:style>
    <style:style style:name="co9" style:family="table-column">
      <style:table-column-properties fo:break-before="auto" style:column-width="5.715cm" style:use-optimal-column-width="true"/>
    </style:style>
    <style:style style:name="co10" style:family="table-column">
      <style:table-column-properties fo:break-before="auto" style:column-width="5.02708333333333cm" style:use-optimal-column-width="true"/>
    </style:style>
    <style:style style:name="co11" style:family="table-column">
      <style:table-column-properties fo:break-before="auto" style:column-width="7.01145833333333cm" style:use-optimal-column-width="true"/>
    </style:style>
    <style:style style:name="co12" style:family="table-column">
      <style:table-column-properties fo:break-before="auto" style:column-width="3.730625cm" style:use-optimal-column-width="true"/>
    </style:style>
    <style:style style:name="co13" style:family="table-column">
      <style:table-column-properties fo:break-before="auto" style:column-width="6.905625cm" style:use-optimal-column-width="true"/>
    </style:style>
    <style:style style:name="co14" style:family="table-column">
      <style:table-column-properties fo:break-before="auto" style:column-width="8.09625cm" style:use-optimal-column-width="true"/>
    </style:style>
    <style:style style:name="co15" style:family="table-column">
      <style:table-column-properties fo:break-before="auto" style:column-width="3.28083333333333cm" style:use-optimal-column-width="true"/>
    </style:style>
    <style:style style:name="co16" style:family="table-column">
      <style:table-column-properties fo:break-before="auto" style:column-width="3.81cm" style:use-optimal-column-width="true"/>
    </style:style>
    <style:style style:name="co17" style:family="table-column">
      <style:table-column-properties fo:break-before="auto" style:column-width="8.14916666666667cm" style:use-optimal-column-width="true"/>
    </style:style>
    <style:style style:name="co18" style:family="table-column">
      <style:table-column-properties fo:break-before="auto" style:column-width="7.14375cm" style:use-optimal-column-width="true"/>
    </style:style>
    <style:style style:name="co19" style:family="table-column">
      <style:table-column-properties fo:break-before="auto" style:column-width="7.19666666666667cm" style:use-optimal-column-width="true"/>
    </style:style>
    <style:style style:name="co20" style:family="table-column">
      <style:table-column-properties fo:break-before="auto" style:column-width="4.31270833333333cm" style:use-optimal-column-width="true"/>
    </style:style>
    <style:style style:name="co21" style:family="table-column">
      <style:table-column-properties fo:break-before="auto" style:column-width="3.86291666666667cm" style:use-optimal-column-width="true"/>
    </style:style>
    <style:style style:name="co22" style:family="table-column">
      <style:table-column-properties fo:break-before="auto" style:column-width="5.18583333333333cm" style:use-optimal-column-width="true"/>
    </style:style>
    <style:style style:name="co23" style:family="table-column">
      <style:table-column-properties fo:break-before="auto" style:column-width="7.223125cm" style:use-optimal-column-width="true"/>
    </style:style>
    <style:style style:name="co24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8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abela_Estado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2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19" table:default-cell-style-name="ce1"/>
        <table:table-column table:style-name="co22" table:default-cell-style-name="ce1"/>
        <table:table-column table:style-name="co19" table:default-cell-style-name="ce1"/>
        <table:table-column table:style-name="co23" table:default-cell-style-name="ce1"/>
        <table:table-column table:style-name="co24" table:number-columns-repeated="16358" table:default-cell-style-name="ce1"/>
        <table:table-row table:style-name="ro1">
          <table:table-cell office:value-type="string" table:style-name="ce1">
            <text:p>Nome_do_Estado</text:p>
          </table:table-cell>
          <table:table-cell office:value-type="string" table:style-name="ce1">
            <text:p>Proprietário (Pesquisa)</text:p>
          </table:table-cell>
          <table:table-cell office:value-type="string" table:style-name="ce1">
            <text:p>Sigla_do_Estado</text:p>
          </table:table-cell>
          <table:table-cell office:value-type="string" table:style-name="ce1">
            <text:p>Status</text:p>
          </table:table-cell>
          <table:table-cell office:value-type="string" table:style-name="ce1">
            <text:p>Código de Fuso Horário da Conversão UTC</text:p>
          </table:table-cell>
          <table:table-cell office:value-type="string" table:style-name="ce1">
            <text:p>Criada Por (Pesquisa)</text:p>
          </table:table-cell>
          <table:table-cell office:value-type="string" table:style-name="ce1">
            <text:p>Criado por (Delegado) (Pesquisa)</text:p>
          </table:table-cell>
          <table:table-cell office:value-type="string" table:style-name="ce1">
            <text:p>Data de Criação</text:p>
          </table:table-cell>
          <table:table-cell office:value-type="string" table:style-name="ce1">
            <text:p>Data de Modificação</text:p>
          </table:table-cell>
          <table:table-cell office:value-type="string" table:style-name="ce1">
            <text:p>Equipe Proprietária (Pesquisa)</text:p>
          </table:table-cell>
          <table:table-cell office:value-type="string" table:style-name="ce1">
            <text:p>Modificado Por (Pesquisa)</text:p>
          </table:table-cell>
          <table:table-cell office:value-type="string" table:style-name="ce1">
            <text:p>Modificado por (Delegado) (Pesquisa)</text:p>
          </table:table-cell>
          <table:table-cell office:value-type="string" table:style-name="ce1">
            <text:p>Número da Versão</text:p>
          </table:table-cell>
          <table:table-cell office:value-type="string" table:style-name="ce1">
            <text:p>Número de Sequência de Importação</text:p>
          </table:table-cell>
          <table:table-cell office:value-type="string" table:style-name="ce1">
            <text:p>Número de Versão da Regra de Fuso Horário</text:p>
          </table:table-cell>
          <table:table-cell office:value-type="string" table:style-name="ce1">
            <text:p>Razão do Status</text:p>
          </table:table-cell>
          <table:table-cell office:value-type="string" table:style-name="ce1">
            <text:p>Registro Criado em</text:p>
          </table:table-cell>
          <table:table-cell office:value-type="string" table:style-name="ce1">
            <text:p>Unidade de Negócios Proprietária (Pesquisa)</text:p>
          </table:table-cell>
          <table:table-cell office:value-type="string" table:style-name="ce1">
            <text:p>Tabela_Estados</text:p>
          </table:table-cell>
          <table:table-cell office:value-type="string" table:style-name="ce1">
            <text:p>Criada Por</text:p>
          </table:table-cell>
          <table:table-cell office:value-type="string" table:style-name="ce1">
            <text:p>Criado por (Delegado)</text:p>
          </table:table-cell>
          <table:table-cell office:value-type="string" table:style-name="ce1">
            <text:p>Equipe Proprietária</text:p>
          </table:table-cell>
          <table:table-cell office:value-type="string" table:style-name="ce1">
            <text:p>Modificado Por</text:p>
          </table:table-cell>
          <table:table-cell office:value-type="string" table:style-name="ce1">
            <text:p>Modificado por (Delegado)</text:p>
          </table:table-cell>
          <table:table-cell office:value-type="string" table:style-name="ce1">
            <text:p>Proprietário</text:p>
          </table:table-cell>
          <table:table-cell office:value-type="string" table:style-name="ce1">
            <text:p>Unidade de Negócios Proprietária</text:p>
          </table:table-cell>
          <table:table-cell table:number-columns-repeated="16358"/>
        </table:table-row>
        <table:table-row table:style-name="ro1">
          <table:table-cell table:style-name="ce3"/>
          <table:table-cell table:style-name="ce4"/>
          <table:table-cell table:number-columns-repeated="2" table:style-name="ce3"/>
          <table:table-cell table:style-name="ce1"/>
          <table:table-cell table:number-columns-repeated="2" table:style-name="ce4"/>
          <table:table-cell table:number-columns-repeated="2" table:style-name="ce5"/>
          <table:table-cell table:number-columns-repeated="3" table:style-name="ce4"/>
          <table:table-cell table:number-columns-repeated="3" table:style-name="ce1"/>
          <table:table-cell table:style-name="ce3"/>
          <table:table-cell table:style-name="ce5"/>
          <table:table-cell table:style-name="ce4"/>
          <table:table-cell table:number-columns-repeated="8" table:style-name="ce3"/>
          <table:table-cell table:number-columns-repeated="16358"/>
        </table:table-row>
        <table:table-row table:style-name="ro1">
          <table:table-cell office:value-type="string" table:style-name="ce3">
            <text:p>Paraiba</text:p>
          </table:table-cell>
          <table:table-cell office:value-type="string" table:style-name="ce4">
            <text:p>Ribeiro Soeiro da Silva, Paulo</text:p>
          </table:table-cell>
          <table:table-cell office:value-type="string" table:style-name="ce3">
            <text:p>PB</text:p>
          </table:table-cell>
          <table:table-cell office:value-type="string" table:style-name="ce3">
            <text:p>Ativo(a)</text:p>
          </table:table-cell>
          <table:table-cell table:style-name="ce1"/>
          <table:table-cell office:value-type="string" table:style-name="ce4">
            <text:p>Ribeiro Soeiro da Silva, Paulo</text:p>
          </table:table-cell>
          <table:table-cell table:style-name="ce4"/>
          <table:table-cell office:value-type="date" office:date-value="2022-03-29T19:09:21" table:style-name="ce5">
            <text:p>2022-03-29T19:09:21Z</text:p>
          </table:table-cell>
          <table:table-cell office:value-type="date" office:date-value="2022-03-29T19:09:21" table:style-name="ce5">
            <text:p>2022-03-29T19:09:21Z</text:p>
          </table:table-cell>
          <table:table-cell table:style-name="ce4"/>
          <table:table-cell office:value-type="string" table:style-name="ce4">
            <text:p>Ribeiro Soeiro da Silva, Paulo</text:p>
          </table:table-cell>
          <table:table-cell table:style-name="ce4"/>
          <table:table-cell office:value-type="float" office:value="3995912" table:style-name="ce1">
            <text:p>3995912</text:p>
          </table:table-cell>
          <table:table-cell table:number-columns-repeated="2" table:style-name="ce1"/>
          <table:table-cell office:value-type="string" table:style-name="ce3">
            <text:p>Ativo(a)</text:p>
          </table:table-cell>
          <table:table-cell table:style-name="ce5"/>
          <table:table-cell office:value-type="string" table:style-name="ce4">
            <text:p>org2443a0e3</text:p>
          </table:table-cell>
          <table:table-cell office:value-type="string" table:style-name="ce3">
            <text:p>1f638abc-93af-ec11-9840-00224837407a</text:p>
          </table:table-cell>
          <table:table-cell office:value-type="string" table:style-name="ce3">
            <text:p>272cec80-4ba9-ec11-9841-002248384e71</text:p>
          </table:table-cell>
          <table:table-cell table:number-columns-repeated="2" table:style-name="ce3"/>
          <table:table-cell office:value-type="string" table:style-name="ce3">
            <text:p>272cec80-4ba9-ec11-9841-002248384e71</text:p>
          </table:table-cell>
          <table:table-cell table:style-name="ce3"/>
          <table:table-cell office:value-type="string" table:style-name="ce3">
            <text:p>272cec80-4ba9-ec11-9841-002248384e71</text:p>
          </table:table-cell>
          <table:table-cell office:value-type="string" table:style-name="ce3">
            <text:p>a368de65-caa8-ec11-9841-002248384e71</text:p>
          </table:table-cell>
          <table:table-cell table:number-columns-repeated="16358"/>
        </table:table-row>
        <table:table-row table:style-name="ro1">
          <table:table-cell office:value-type="string" table:style-name="ce3">
            <text:p>Acre</text:p>
          </table:table-cell>
          <table:table-cell office:value-type="string" table:style-name="ce4">
            <text:p>Ribeiro Soeiro da Silva, Paulo</text:p>
          </table:table-cell>
          <table:table-cell office:value-type="string" table:style-name="ce3">
            <text:p>AC</text:p>
          </table:table-cell>
          <table:table-cell office:value-type="string" table:style-name="ce3">
            <text:p>Ativo(a)</text:p>
          </table:table-cell>
          <table:table-cell table:style-name="ce1"/>
          <table:table-cell office:value-type="string" table:style-name="ce4">
            <text:p>Ribeiro Soeiro da Silva, Paulo</text:p>
          </table:table-cell>
          <table:table-cell table:style-name="ce4"/>
          <table:table-cell office:value-type="date" office:date-value="2022-03-29T19:09:22" table:style-name="ce5">
            <text:p>2022-03-29T19:09:22Z</text:p>
          </table:table-cell>
          <table:table-cell office:value-type="date" office:date-value="2022-03-29T19:09:22" table:style-name="ce5">
            <text:p>2022-03-29T19:09:22Z</text:p>
          </table:table-cell>
          <table:table-cell table:style-name="ce4"/>
          <table:table-cell office:value-type="string" table:style-name="ce4">
            <text:p>Ribeiro Soeiro da Silva, Paulo</text:p>
          </table:table-cell>
          <table:table-cell table:style-name="ce4"/>
          <table:table-cell office:value-type="float" office:value="3995913" table:style-name="ce1">
            <text:p>3995913</text:p>
          </table:table-cell>
          <table:table-cell table:number-columns-repeated="2" table:style-name="ce1"/>
          <table:table-cell office:value-type="string" table:style-name="ce3">
            <text:p>Ativo(a)</text:p>
          </table:table-cell>
          <table:table-cell table:style-name="ce5"/>
          <table:table-cell office:value-type="string" table:style-name="ce4">
            <text:p>org2443a0e3</text:p>
          </table:table-cell>
          <table:table-cell office:value-type="string" table:style-name="ce3">
            <text:p>20638abc-93af-ec11-9840-00224837407a</text:p>
          </table:table-cell>
          <table:table-cell office:value-type="string" table:style-name="ce3">
            <text:p>272cec80-4ba9-ec11-9841-002248384e71</text:p>
          </table:table-cell>
          <table:table-cell table:number-columns-repeated="2" table:style-name="ce3"/>
          <table:table-cell office:value-type="string" table:style-name="ce3">
            <text:p>272cec80-4ba9-ec11-9841-002248384e71</text:p>
          </table:table-cell>
          <table:table-cell table:style-name="ce3"/>
          <table:table-cell office:value-type="string" table:style-name="ce3">
            <text:p>272cec80-4ba9-ec11-9841-002248384e71</text:p>
          </table:table-cell>
          <table:table-cell office:value-type="string" table:style-name="ce3">
            <text:p>a368de65-caa8-ec11-9841-002248384e71</text:p>
          </table:table-cell>
          <table:table-cell table:number-columns-repeated="16358"/>
        </table:table-row>
        <table:table-row table:style-name="ro1">
          <table:table-cell office:value-type="string" table:style-name="ce3">
            <text:p>Alagoas</text:p>
          </table:table-cell>
          <table:table-cell office:value-type="string" table:style-name="ce4">
            <text:p>Ribeiro Soeiro da Silva, Paulo</text:p>
          </table:table-cell>
          <table:table-cell office:value-type="string" table:style-name="ce3">
            <text:p>AL</text:p>
          </table:table-cell>
          <table:table-cell office:value-type="string" table:style-name="ce3">
            <text:p>Ativo(a)</text:p>
          </table:table-cell>
          <table:table-cell table:style-name="ce1"/>
          <table:table-cell office:value-type="string" table:style-name="ce4">
            <text:p>Ribeiro Soeiro da Silva, Paulo</text:p>
          </table:table-cell>
          <table:table-cell table:style-name="ce4"/>
          <table:table-cell office:value-type="date" office:date-value="2022-03-29T19:09:22" table:style-name="ce5">
            <text:p>2022-03-29T19:09:22Z</text:p>
          </table:table-cell>
          <table:table-cell office:value-type="date" office:date-value="2022-03-29T19:09:22" table:style-name="ce5">
            <text:p>2022-03-29T19:09:22Z</text:p>
          </table:table-cell>
          <table:table-cell table:style-name="ce4"/>
          <table:table-cell office:value-type="string" table:style-name="ce4">
            <text:p>Ribeiro Soeiro da Silva, Paulo</text:p>
          </table:table-cell>
          <table:table-cell table:style-name="ce4"/>
          <table:table-cell office:value-type="float" office:value="3995914" table:style-name="ce1">
            <text:p>3995914</text:p>
          </table:table-cell>
          <table:table-cell table:number-columns-repeated="2" table:style-name="ce1"/>
          <table:table-cell office:value-type="string" table:style-name="ce3">
            <text:p>Ativo(a)</text:p>
          </table:table-cell>
          <table:table-cell table:style-name="ce5"/>
          <table:table-cell office:value-type="string" table:style-name="ce4">
            <text:p>org2443a0e3</text:p>
          </table:table-cell>
          <table:table-cell office:value-type="string" table:style-name="ce3">
            <text:p>21638abc-93af-ec11-9840-00224837407a</text:p>
          </table:table-cell>
          <table:table-cell office:value-type="string" table:style-name="ce3">
            <text:p>272cec80-4ba9-ec11-9841-002248384e71</text:p>
          </table:table-cell>
          <table:table-cell table:number-columns-repeated="2" table:style-name="ce3"/>
          <table:table-cell office:value-type="string" table:style-name="ce3">
            <text:p>272cec80-4ba9-ec11-9841-002248384e71</text:p>
          </table:table-cell>
          <table:table-cell table:style-name="ce3"/>
          <table:table-cell office:value-type="string" table:style-name="ce3">
            <text:p>272cec80-4ba9-ec11-9841-002248384e71</text:p>
          </table:table-cell>
          <table:table-cell office:value-type="string" table:style-name="ce3">
            <text:p>a368de65-caa8-ec11-9841-002248384e71</text:p>
          </table:table-cell>
          <table:table-cell table:number-columns-repeated="16358"/>
        </table:table-row>
        <table:table-row table:style-name="ro1">
          <table:table-cell office:value-type="string" table:style-name="ce3">
            <text:p>Amapá</text:p>
          </table:table-cell>
          <table:table-cell office:value-type="string" table:style-name="ce4">
            <text:p>Ribeiro Soeiro da Silva, Paulo</text:p>
          </table:table-cell>
          <table:table-cell office:value-type="string" table:style-name="ce3">
            <text:p>AP</text:p>
          </table:table-cell>
          <table:table-cell office:value-type="string" table:style-name="ce3">
            <text:p>Ativo(a)</text:p>
          </table:table-cell>
          <table:table-cell table:style-name="ce1"/>
          <table:table-cell office:value-type="string" table:style-name="ce4">
            <text:p>Ribeiro Soeiro da Silva, Paulo</text:p>
          </table:table-cell>
          <table:table-cell table:style-name="ce4"/>
          <table:table-cell office:value-type="date" office:date-value="2022-03-29T19:09:22" table:style-name="ce5">
            <text:p>2022-03-29T19:09:22Z</text:p>
          </table:table-cell>
          <table:table-cell office:value-type="date" office:date-value="2022-03-29T19:09:22" table:style-name="ce5">
            <text:p>2022-03-29T19:09:22Z</text:p>
          </table:table-cell>
          <table:table-cell table:style-name="ce4"/>
          <table:table-cell office:value-type="string" table:style-name="ce4">
            <text:p>Ribeiro Soeiro da Silva, Paulo</text:p>
          </table:table-cell>
          <table:table-cell table:style-name="ce4"/>
          <table:table-cell office:value-type="float" office:value="3995915" table:style-name="ce1">
            <text:p>3995915</text:p>
          </table:table-cell>
          <table:table-cell table:number-columns-repeated="2" table:style-name="ce1"/>
          <table:table-cell office:value-type="string" table:style-name="ce3">
            <text:p>Ativo(a)</text:p>
          </table:table-cell>
          <table:table-cell table:style-name="ce5"/>
          <table:table-cell office:value-type="string" table:style-name="ce4">
            <text:p>org2443a0e3</text:p>
          </table:table-cell>
          <table:table-cell office:value-type="string" table:style-name="ce3">
            <text:p>22638abc-93af-ec11-9840-00224837407a</text:p>
          </table:table-cell>
          <table:table-cell office:value-type="string" table:style-name="ce3">
            <text:p>272cec80-4ba9-ec11-9841-002248384e71</text:p>
          </table:table-cell>
          <table:table-cell table:number-columns-repeated="2" table:style-name="ce3"/>
          <table:table-cell office:value-type="string" table:style-name="ce3">
            <text:p>272cec80-4ba9-ec11-9841-002248384e71</text:p>
          </table:table-cell>
          <table:table-cell table:style-name="ce3"/>
          <table:table-cell office:value-type="string" table:style-name="ce3">
            <text:p>272cec80-4ba9-ec11-9841-002248384e71</text:p>
          </table:table-cell>
          <table:table-cell office:value-type="string" table:style-name="ce3">
            <text:p>a368de65-caa8-ec11-9841-002248384e71</text:p>
          </table:table-cell>
          <table:table-cell table:number-columns-repeated="16358"/>
        </table:table-row>
        <table:table-row table:style-name="ro1">
          <table:table-cell office:value-type="string" table:style-name="ce3">
            <text:p>Amazonas</text:p>
          </table:table-cell>
          <table:table-cell office:value-type="string" table:style-name="ce4">
            <text:p>Ribeiro Soeiro da Silva, Paulo</text:p>
          </table:table-cell>
          <table:table-cell office:value-type="string" table:style-name="ce3">
            <text:p>AM</text:p>
          </table:table-cell>
          <table:table-cell office:value-type="string" table:style-name="ce3">
            <text:p>Ativo(a)</text:p>
          </table:table-cell>
          <table:table-cell table:style-name="ce1"/>
          <table:table-cell office:value-type="string" table:style-name="ce4">
            <text:p>Ribeiro Soeiro da Silva, Paulo</text:p>
          </table:table-cell>
          <table:table-cell table:style-name="ce4"/>
          <table:table-cell office:value-type="date" office:date-value="2022-03-29T19:09:22" table:style-name="ce5">
            <text:p>2022-03-29T19:09:22Z</text:p>
          </table:table-cell>
          <table:table-cell office:value-type="date" office:date-value="2022-03-29T19:09:22" table:style-name="ce5">
            <text:p>2022-03-29T19:09:22Z</text:p>
          </table:table-cell>
          <table:table-cell table:style-name="ce4"/>
          <table:table-cell office:value-type="string" table:style-name="ce4">
            <text:p>Ribeiro Soeiro da Silva, Paulo</text:p>
          </table:table-cell>
          <table:table-cell table:style-name="ce4"/>
          <table:table-cell office:value-type="float" office:value="3995916" table:style-name="ce1">
            <text:p>3995916</text:p>
          </table:table-cell>
          <table:table-cell table:number-columns-repeated="2" table:style-name="ce1"/>
          <table:table-cell office:value-type="string" table:style-name="ce3">
            <text:p>Ativo(a)</text:p>
          </table:table-cell>
          <table:table-cell table:style-name="ce5"/>
          <table:table-cell office:value-type="string" table:style-name="ce4">
            <text:p>org2443a0e3</text:p>
          </table:table-cell>
          <table:table-cell office:value-type="string" table:style-name="ce3">
            <text:p>23638abc-93af-ec11-9840-00224837407a</text:p>
          </table:table-cell>
          <table:table-cell office:value-type="string" table:style-name="ce3">
            <text:p>272cec80-4ba9-ec11-9841-002248384e71</text:p>
          </table:table-cell>
          <table:table-cell table:number-columns-repeated="2" table:style-name="ce3"/>
          <table:table-cell office:value-type="string" table:style-name="ce3">
            <text:p>272cec80-4ba9-ec11-9841-002248384e71</text:p>
          </table:table-cell>
          <table:table-cell table:style-name="ce3"/>
          <table:table-cell office:value-type="string" table:style-name="ce3">
            <text:p>272cec80-4ba9-ec11-9841-002248384e71</text:p>
          </table:table-cell>
          <table:table-cell office:value-type="string" table:style-name="ce3">
            <text:p>a368de65-caa8-ec11-9841-002248384e71</text:p>
          </table:table-cell>
          <table:table-cell table:number-columns-repeated="16358"/>
        </table:table-row>
        <table:table-row table:style-name="ro1">
          <table:table-cell office:value-type="string" table:style-name="ce3">
            <text:p>Bahia</text:p>
          </table:table-cell>
          <table:table-cell office:value-type="string" table:style-name="ce4">
            <text:p>Ribeiro Soeiro da Silva, Paulo</text:p>
          </table:table-cell>
          <table:table-cell office:value-type="string" table:style-name="ce3">
            <text:p>BA</text:p>
          </table:table-cell>
          <table:table-cell office:value-type="string" table:style-name="ce3">
            <text:p>Ativo(a)</text:p>
          </table:table-cell>
          <table:table-cell table:style-name="ce1"/>
          <table:table-cell office:value-type="string" table:style-name="ce4">
            <text:p>Ribeiro Soeiro da Silva, Paulo</text:p>
          </table:table-cell>
          <table:table-cell table:style-name="ce4"/>
          <table:table-cell office:value-type="date" office:date-value="2022-03-29T19:09:22" table:style-name="ce5">
            <text:p>2022-03-29T19:09:22Z</text:p>
          </table:table-cell>
          <table:table-cell office:value-type="date" office:date-value="2022-03-29T19:09:22" table:style-name="ce5">
            <text:p>2022-03-29T19:09:22Z</text:p>
          </table:table-cell>
          <table:table-cell table:style-name="ce4"/>
          <table:table-cell office:value-type="string" table:style-name="ce4">
            <text:p>Ribeiro Soeiro da Silva, Paulo</text:p>
          </table:table-cell>
          <table:table-cell table:style-name="ce4"/>
          <table:table-cell office:value-type="float" office:value="3995917" table:style-name="ce1">
            <text:p>3995917</text:p>
          </table:table-cell>
          <table:table-cell table:number-columns-repeated="2" table:style-name="ce1"/>
          <table:table-cell office:value-type="string" table:style-name="ce3">
            <text:p>Ativo(a)</text:p>
          </table:table-cell>
          <table:table-cell table:style-name="ce5"/>
          <table:table-cell office:value-type="string" table:style-name="ce4">
            <text:p>org2443a0e3</text:p>
          </table:table-cell>
          <table:table-cell office:value-type="string" table:style-name="ce3">
            <text:p>24638abc-93af-ec11-9840-00224837407a</text:p>
          </table:table-cell>
          <table:table-cell office:value-type="string" table:style-name="ce3">
            <text:p>272cec80-4ba9-ec11-9841-002248384e71</text:p>
          </table:table-cell>
          <table:table-cell table:number-columns-repeated="2" table:style-name="ce3"/>
          <table:table-cell office:value-type="string" table:style-name="ce3">
            <text:p>272cec80-4ba9-ec11-9841-002248384e71</text:p>
          </table:table-cell>
          <table:table-cell table:style-name="ce3"/>
          <table:table-cell office:value-type="string" table:style-name="ce3">
            <text:p>272cec80-4ba9-ec11-9841-002248384e71</text:p>
          </table:table-cell>
          <table:table-cell office:value-type="string" table:style-name="ce3">
            <text:p>a368de65-caa8-ec11-9841-002248384e71</text:p>
          </table:table-cell>
          <table:table-cell table:number-columns-repeated="16358"/>
        </table:table-row>
        <table:table-row table:style-name="ro1">
          <table:table-cell office:value-type="string" table:style-name="ce3">
            <text:p>Ceará</text:p>
          </table:table-cell>
          <table:table-cell office:value-type="string" table:style-name="ce4">
            <text:p>Ribeiro Soeiro da Silva, Paulo</text:p>
          </table:table-cell>
          <table:table-cell office:value-type="string" table:style-name="ce3">
            <text:p>CE</text:p>
          </table:table-cell>
          <table:table-cell office:value-type="string" table:style-name="ce3">
            <text:p>Ativo(a)</text:p>
          </table:table-cell>
          <table:table-cell table:style-name="ce1"/>
          <table:table-cell office:value-type="string" table:style-name="ce4">
            <text:p>Ribeiro Soeiro da Silva, Paulo</text:p>
          </table:table-cell>
          <table:table-cell table:style-name="ce4"/>
          <table:table-cell office:value-type="date" office:date-value="2022-03-29T19:09:22" table:style-name="ce5">
            <text:p>2022-03-29T19:09:22Z</text:p>
          </table:table-cell>
          <table:table-cell office:value-type="date" office:date-value="2022-03-29T19:09:22" table:style-name="ce5">
            <text:p>2022-03-29T19:09:22Z</text:p>
          </table:table-cell>
          <table:table-cell table:style-name="ce4"/>
          <table:table-cell office:value-type="string" table:style-name="ce4">
            <text:p>Ribeiro Soeiro da Silva, Paulo</text:p>
          </table:table-cell>
          <table:table-cell table:style-name="ce4"/>
          <table:table-cell office:value-type="float" office:value="3995918" table:style-name="ce1">
            <text:p>3995918</text:p>
          </table:table-cell>
          <table:table-cell table:number-columns-repeated="2" table:style-name="ce1"/>
          <table:table-cell office:value-type="string" table:style-name="ce3">
            <text:p>Ativo(a)</text:p>
          </table:table-cell>
          <table:table-cell table:style-name="ce5"/>
          <table:table-cell office:value-type="string" table:style-name="ce4">
            <text:p>org2443a0e3</text:p>
          </table:table-cell>
          <table:table-cell office:value-type="string" table:style-name="ce3">
            <text:p>25638abc-93af-ec11-9840-00224837407a</text:p>
          </table:table-cell>
          <table:table-cell office:value-type="string" table:style-name="ce3">
            <text:p>272cec80-4ba9-ec11-9841-002248384e71</text:p>
          </table:table-cell>
          <table:table-cell table:number-columns-repeated="2" table:style-name="ce3"/>
          <table:table-cell office:value-type="string" table:style-name="ce3">
            <text:p>272cec80-4ba9-ec11-9841-002248384e71</text:p>
          </table:table-cell>
          <table:table-cell table:style-name="ce3"/>
          <table:table-cell office:value-type="string" table:style-name="ce3">
            <text:p>272cec80-4ba9-ec11-9841-002248384e71</text:p>
          </table:table-cell>
          <table:table-cell office:value-type="string" table:style-name="ce3">
            <text:p>a368de65-caa8-ec11-9841-002248384e71</text:p>
          </table:table-cell>
          <table:table-cell table:number-columns-repeated="16358"/>
        </table:table-row>
        <table:table-row table:style-name="ro1">
          <table:table-cell office:value-type="string" table:style-name="ce3">
            <text:p>Distrito Federal</text:p>
          </table:table-cell>
          <table:table-cell office:value-type="string" table:style-name="ce4">
            <text:p>Ribeiro Soeiro da Silva, Paulo</text:p>
          </table:table-cell>
          <table:table-cell office:value-type="string" table:style-name="ce3">
            <text:p>DF</text:p>
          </table:table-cell>
          <table:table-cell office:value-type="string" table:style-name="ce3">
            <text:p>Ativo(a)</text:p>
          </table:table-cell>
          <table:table-cell table:style-name="ce1"/>
          <table:table-cell office:value-type="string" table:style-name="ce4">
            <text:p>Ribeiro Soeiro da Silva, Paulo</text:p>
          </table:table-cell>
          <table:table-cell table:style-name="ce4"/>
          <table:table-cell office:value-type="date" office:date-value="2022-03-29T19:09:22" table:style-name="ce5">
            <text:p>2022-03-29T19:09:22Z</text:p>
          </table:table-cell>
          <table:table-cell office:value-type="date" office:date-value="2022-03-29T19:09:22" table:style-name="ce5">
            <text:p>2022-03-29T19:09:22Z</text:p>
          </table:table-cell>
          <table:table-cell table:style-name="ce4"/>
          <table:table-cell office:value-type="string" table:style-name="ce4">
            <text:p>Ribeiro Soeiro da Silva, Paulo</text:p>
          </table:table-cell>
          <table:table-cell table:style-name="ce4"/>
          <table:table-cell office:value-type="float" office:value="3995919" table:style-name="ce1">
            <text:p>3995919</text:p>
          </table:table-cell>
          <table:table-cell table:number-columns-repeated="2" table:style-name="ce1"/>
          <table:table-cell office:value-type="string" table:style-name="ce3">
            <text:p>Ativo(a)</text:p>
          </table:table-cell>
          <table:table-cell table:style-name="ce5"/>
          <table:table-cell office:value-type="string" table:style-name="ce4">
            <text:p>org2443a0e3</text:p>
          </table:table-cell>
          <table:table-cell office:value-type="string" table:style-name="ce3">
            <text:p>26638abc-93af-ec11-9840-00224837407a</text:p>
          </table:table-cell>
          <table:table-cell office:value-type="string" table:style-name="ce3">
            <text:p>272cec80-4ba9-ec11-9841-002248384e71</text:p>
          </table:table-cell>
          <table:table-cell table:number-columns-repeated="2" table:style-name="ce3"/>
          <table:table-cell office:value-type="string" table:style-name="ce3">
            <text:p>272cec80-4ba9-ec11-9841-002248384e71</text:p>
          </table:table-cell>
          <table:table-cell table:style-name="ce3"/>
          <table:table-cell office:value-type="string" table:style-name="ce3">
            <text:p>272cec80-4ba9-ec11-9841-002248384e71</text:p>
          </table:table-cell>
          <table:table-cell office:value-type="string" table:style-name="ce3">
            <text:p>a368de65-caa8-ec11-9841-002248384e71</text:p>
          </table:table-cell>
          <table:table-cell table:number-columns-repeated="16358"/>
        </table:table-row>
        <table:table-row table:style-name="ro1">
          <table:table-cell office:value-type="string" table:style-name="ce3">
            <text:p>Espírito Santo</text:p>
          </table:table-cell>
          <table:table-cell office:value-type="string" table:style-name="ce4">
            <text:p>Ribeiro Soeiro da Silva, Paulo</text:p>
          </table:table-cell>
          <table:table-cell office:value-type="string" table:style-name="ce3">
            <text:p>ES</text:p>
          </table:table-cell>
          <table:table-cell office:value-type="string" table:style-name="ce3">
            <text:p>Ativo(a)</text:p>
          </table:table-cell>
          <table:table-cell table:style-name="ce1"/>
          <table:table-cell office:value-type="string" table:style-name="ce4">
            <text:p>Ribeiro Soeiro da Silva, Paulo</text:p>
          </table:table-cell>
          <table:table-cell table:style-name="ce4"/>
          <table:table-cell office:value-type="date" office:date-value="2022-03-29T19:09:22" table:style-name="ce5">
            <text:p>2022-03-29T19:09:22Z</text:p>
          </table:table-cell>
          <table:table-cell office:value-type="date" office:date-value="2022-03-29T19:09:22" table:style-name="ce5">
            <text:p>2022-03-29T19:09:22Z</text:p>
          </table:table-cell>
          <table:table-cell table:style-name="ce4"/>
          <table:table-cell office:value-type="string" table:style-name="ce4">
            <text:p>Ribeiro Soeiro da Silva, Paulo</text:p>
          </table:table-cell>
          <table:table-cell table:style-name="ce4"/>
          <table:table-cell office:value-type="float" office:value="3995920" table:style-name="ce1">
            <text:p>3995920</text:p>
          </table:table-cell>
          <table:table-cell table:number-columns-repeated="2" table:style-name="ce1"/>
          <table:table-cell office:value-type="string" table:style-name="ce3">
            <text:p>Ativo(a)</text:p>
          </table:table-cell>
          <table:table-cell table:style-name="ce5"/>
          <table:table-cell office:value-type="string" table:style-name="ce4">
            <text:p>org2443a0e3</text:p>
          </table:table-cell>
          <table:table-cell office:value-type="string" table:style-name="ce3">
            <text:p>27638abc-93af-ec11-9840-00224837407a</text:p>
          </table:table-cell>
          <table:table-cell office:value-type="string" table:style-name="ce3">
            <text:p>272cec80-4ba9-ec11-9841-002248384e71</text:p>
          </table:table-cell>
          <table:table-cell table:number-columns-repeated="2" table:style-name="ce3"/>
          <table:table-cell office:value-type="string" table:style-name="ce3">
            <text:p>272cec80-4ba9-ec11-9841-002248384e71</text:p>
          </table:table-cell>
          <table:table-cell table:style-name="ce3"/>
          <table:table-cell office:value-type="string" table:style-name="ce3">
            <text:p>272cec80-4ba9-ec11-9841-002248384e71</text:p>
          </table:table-cell>
          <table:table-cell office:value-type="string" table:style-name="ce3">
            <text:p>a368de65-caa8-ec11-9841-002248384e71</text:p>
          </table:table-cell>
          <table:table-cell table:number-columns-repeated="16358"/>
        </table:table-row>
        <table:table-row table:style-name="ro1">
          <table:table-cell office:value-type="string" table:style-name="ce3">
            <text:p>Goiás</text:p>
          </table:table-cell>
          <table:table-cell office:value-type="string" table:style-name="ce4">
            <text:p>Ribeiro Soeiro da Silva, Paulo</text:p>
          </table:table-cell>
          <table:table-cell office:value-type="string" table:style-name="ce3">
            <text:p>GO</text:p>
          </table:table-cell>
          <table:table-cell office:value-type="string" table:style-name="ce3">
            <text:p>Ativo(a)</text:p>
          </table:table-cell>
          <table:table-cell table:style-name="ce1"/>
          <table:table-cell office:value-type="string" table:style-name="ce4">
            <text:p>Ribeiro Soeiro da Silva, Paulo</text:p>
          </table:table-cell>
          <table:table-cell table:style-name="ce4"/>
          <table:table-cell office:value-type="date" office:date-value="2022-03-29T19:09:22" table:style-name="ce5">
            <text:p>2022-03-29T19:09:22Z</text:p>
          </table:table-cell>
          <table:table-cell office:value-type="date" office:date-value="2022-03-29T19:09:22" table:style-name="ce5">
            <text:p>2022-03-29T19:09:22Z</text:p>
          </table:table-cell>
          <table:table-cell table:style-name="ce4"/>
          <table:table-cell office:value-type="string" table:style-name="ce4">
            <text:p>Ribeiro Soeiro da Silva, Paulo</text:p>
          </table:table-cell>
          <table:table-cell table:style-name="ce4"/>
          <table:table-cell office:value-type="float" office:value="3995921" table:style-name="ce1">
            <text:p>3995921</text:p>
          </table:table-cell>
          <table:table-cell table:number-columns-repeated="2" table:style-name="ce1"/>
          <table:table-cell office:value-type="string" table:style-name="ce3">
            <text:p>Ativo(a)</text:p>
          </table:table-cell>
          <table:table-cell table:style-name="ce5"/>
          <table:table-cell office:value-type="string" table:style-name="ce4">
            <text:p>org2443a0e3</text:p>
          </table:table-cell>
          <table:table-cell office:value-type="string" table:style-name="ce3">
            <text:p>28638abc-93af-ec11-9840-00224837407a</text:p>
          </table:table-cell>
          <table:table-cell office:value-type="string" table:style-name="ce3">
            <text:p>272cec80-4ba9-ec11-9841-002248384e71</text:p>
          </table:table-cell>
          <table:table-cell table:number-columns-repeated="2" table:style-name="ce3"/>
          <table:table-cell office:value-type="string" table:style-name="ce3">
            <text:p>272cec80-4ba9-ec11-9841-002248384e71</text:p>
          </table:table-cell>
          <table:table-cell table:style-name="ce3"/>
          <table:table-cell office:value-type="string" table:style-name="ce3">
            <text:p>272cec80-4ba9-ec11-9841-002248384e71</text:p>
          </table:table-cell>
          <table:table-cell office:value-type="string" table:style-name="ce3">
            <text:p>a368de65-caa8-ec11-9841-002248384e71</text:p>
          </table:table-cell>
          <table:table-cell table:number-columns-repeated="16358"/>
        </table:table-row>
        <table:table-row table:style-name="ro1">
          <table:table-cell office:value-type="string" table:style-name="ce3">
            <text:p>Maranhão</text:p>
          </table:table-cell>
          <table:table-cell office:value-type="string" table:style-name="ce4">
            <text:p>Ribeiro Soeiro da Silva, Paulo</text:p>
          </table:table-cell>
          <table:table-cell office:value-type="string" table:style-name="ce3">
            <text:p>MA</text:p>
          </table:table-cell>
          <table:table-cell office:value-type="string" table:style-name="ce3">
            <text:p>Ativo(a)</text:p>
          </table:table-cell>
          <table:table-cell table:style-name="ce1"/>
          <table:table-cell office:value-type="string" table:style-name="ce4">
            <text:p>Ribeiro Soeiro da Silva, Paulo</text:p>
          </table:table-cell>
          <table:table-cell table:style-name="ce4"/>
          <table:table-cell office:value-type="date" office:date-value="2022-03-29T19:09:22" table:style-name="ce5">
            <text:p>2022-03-29T19:09:22Z</text:p>
          </table:table-cell>
          <table:table-cell office:value-type="date" office:date-value="2022-03-29T19:09:22" table:style-name="ce5">
            <text:p>2022-03-29T19:09:22Z</text:p>
          </table:table-cell>
          <table:table-cell table:style-name="ce4"/>
          <table:table-cell office:value-type="string" table:style-name="ce4">
            <text:p>Ribeiro Soeiro da Silva, Paulo</text:p>
          </table:table-cell>
          <table:table-cell table:style-name="ce4"/>
          <table:table-cell office:value-type="float" office:value="3995922" table:style-name="ce1">
            <text:p>3995922</text:p>
          </table:table-cell>
          <table:table-cell table:number-columns-repeated="2" table:style-name="ce1"/>
          <table:table-cell office:value-type="string" table:style-name="ce3">
            <text:p>Ativo(a)</text:p>
          </table:table-cell>
          <table:table-cell table:style-name="ce5"/>
          <table:table-cell office:value-type="string" table:style-name="ce4">
            <text:p>org2443a0e3</text:p>
          </table:table-cell>
          <table:table-cell office:value-type="string" table:style-name="ce3">
            <text:p>29638abc-93af-ec11-9840-00224837407a</text:p>
          </table:table-cell>
          <table:table-cell office:value-type="string" table:style-name="ce3">
            <text:p>272cec80-4ba9-ec11-9841-002248384e71</text:p>
          </table:table-cell>
          <table:table-cell table:number-columns-repeated="2" table:style-name="ce3"/>
          <table:table-cell office:value-type="string" table:style-name="ce3">
            <text:p>272cec80-4ba9-ec11-9841-002248384e71</text:p>
          </table:table-cell>
          <table:table-cell table:style-name="ce3"/>
          <table:table-cell office:value-type="string" table:style-name="ce3">
            <text:p>272cec80-4ba9-ec11-9841-002248384e71</text:p>
          </table:table-cell>
          <table:table-cell office:value-type="string" table:style-name="ce3">
            <text:p>a368de65-caa8-ec11-9841-002248384e71</text:p>
          </table:table-cell>
          <table:table-cell table:number-columns-repeated="16358"/>
        </table:table-row>
        <table:table-row table:style-name="ro1">
          <table:table-cell office:value-type="string" table:style-name="ce3">
            <text:p>Mato Grosso</text:p>
          </table:table-cell>
          <table:table-cell office:value-type="string" table:style-name="ce4">
            <text:p>Ribeiro Soeiro da Silva, Paulo</text:p>
          </table:table-cell>
          <table:table-cell office:value-type="string" table:style-name="ce3">
            <text:p>MT</text:p>
          </table:table-cell>
          <table:table-cell office:value-type="string" table:style-name="ce3">
            <text:p>Ativo(a)</text:p>
          </table:table-cell>
          <table:table-cell table:style-name="ce1"/>
          <table:table-cell office:value-type="string" table:style-name="ce4">
            <text:p>Ribeiro Soeiro da Silva, Paulo</text:p>
          </table:table-cell>
          <table:table-cell table:style-name="ce4"/>
          <table:table-cell office:value-type="date" office:date-value="2022-03-29T19:09:22" table:style-name="ce5">
            <text:p>2022-03-29T19:09:22Z</text:p>
          </table:table-cell>
          <table:table-cell office:value-type="date" office:date-value="2022-03-29T19:09:22" table:style-name="ce5">
            <text:p>2022-03-29T19:09:22Z</text:p>
          </table:table-cell>
          <table:table-cell table:style-name="ce4"/>
          <table:table-cell office:value-type="string" table:style-name="ce4">
            <text:p>Ribeiro Soeiro da Silva, Paulo</text:p>
          </table:table-cell>
          <table:table-cell table:style-name="ce4"/>
          <table:table-cell office:value-type="float" office:value="3995923" table:style-name="ce1">
            <text:p>3995923</text:p>
          </table:table-cell>
          <table:table-cell table:number-columns-repeated="2" table:style-name="ce1"/>
          <table:table-cell office:value-type="string" table:style-name="ce3">
            <text:p>Ativo(a)</text:p>
          </table:table-cell>
          <table:table-cell table:style-name="ce5"/>
          <table:table-cell office:value-type="string" table:style-name="ce4">
            <text:p>org2443a0e3</text:p>
          </table:table-cell>
          <table:table-cell office:value-type="string" table:style-name="ce3">
            <text:p>2a638abc-93af-ec11-9840-00224837407a</text:p>
          </table:table-cell>
          <table:table-cell office:value-type="string" table:style-name="ce3">
            <text:p>272cec80-4ba9-ec11-9841-002248384e71</text:p>
          </table:table-cell>
          <table:table-cell table:number-columns-repeated="2" table:style-name="ce3"/>
          <table:table-cell office:value-type="string" table:style-name="ce3">
            <text:p>272cec80-4ba9-ec11-9841-002248384e71</text:p>
          </table:table-cell>
          <table:table-cell table:style-name="ce3"/>
          <table:table-cell office:value-type="string" table:style-name="ce3">
            <text:p>272cec80-4ba9-ec11-9841-002248384e71</text:p>
          </table:table-cell>
          <table:table-cell office:value-type="string" table:style-name="ce3">
            <text:p>a368de65-caa8-ec11-9841-002248384e71</text:p>
          </table:table-cell>
          <table:table-cell table:number-columns-repeated="16358"/>
        </table:table-row>
        <table:table-row table:style-name="ro1">
          <table:table-cell office:value-type="string" table:style-name="ce3">
            <text:p>Mato Grosso do Sul</text:p>
          </table:table-cell>
          <table:table-cell office:value-type="string" table:style-name="ce4">
            <text:p>Ribeiro Soeiro da Silva, Paulo</text:p>
          </table:table-cell>
          <table:table-cell office:value-type="string" table:style-name="ce3">
            <text:p>MS</text:p>
          </table:table-cell>
          <table:table-cell office:value-type="string" table:style-name="ce3">
            <text:p>Ativo(a)</text:p>
          </table:table-cell>
          <table:table-cell table:style-name="ce1"/>
          <table:table-cell office:value-type="string" table:style-name="ce4">
            <text:p>Ribeiro Soeiro da Silva, Paulo</text:p>
          </table:table-cell>
          <table:table-cell table:style-name="ce4"/>
          <table:table-cell office:value-type="date" office:date-value="2022-03-29T19:09:22" table:style-name="ce5">
            <text:p>2022-03-29T19:09:22Z</text:p>
          </table:table-cell>
          <table:table-cell office:value-type="date" office:date-value="2022-03-29T19:09:22" table:style-name="ce5">
            <text:p>2022-03-29T19:09:22Z</text:p>
          </table:table-cell>
          <table:table-cell table:style-name="ce4"/>
          <table:table-cell office:value-type="string" table:style-name="ce4">
            <text:p>Ribeiro Soeiro da Silva, Paulo</text:p>
          </table:table-cell>
          <table:table-cell table:style-name="ce4"/>
          <table:table-cell office:value-type="float" office:value="3995924" table:style-name="ce1">
            <text:p>3995924</text:p>
          </table:table-cell>
          <table:table-cell table:number-columns-repeated="2" table:style-name="ce1"/>
          <table:table-cell office:value-type="string" table:style-name="ce3">
            <text:p>Ativo(a)</text:p>
          </table:table-cell>
          <table:table-cell table:style-name="ce5"/>
          <table:table-cell office:value-type="string" table:style-name="ce4">
            <text:p>org2443a0e3</text:p>
          </table:table-cell>
          <table:table-cell office:value-type="string" table:style-name="ce3">
            <text:p>2b638abc-93af-ec11-9840-00224837407a</text:p>
          </table:table-cell>
          <table:table-cell office:value-type="string" table:style-name="ce3">
            <text:p>272cec80-4ba9-ec11-9841-002248384e71</text:p>
          </table:table-cell>
          <table:table-cell table:number-columns-repeated="2" table:style-name="ce3"/>
          <table:table-cell office:value-type="string" table:style-name="ce3">
            <text:p>272cec80-4ba9-ec11-9841-002248384e71</text:p>
          </table:table-cell>
          <table:table-cell table:style-name="ce3"/>
          <table:table-cell office:value-type="string" table:style-name="ce3">
            <text:p>272cec80-4ba9-ec11-9841-002248384e71</text:p>
          </table:table-cell>
          <table:table-cell office:value-type="string" table:style-name="ce3">
            <text:p>a368de65-caa8-ec11-9841-002248384e71</text:p>
          </table:table-cell>
          <table:table-cell table:number-columns-repeated="16358"/>
        </table:table-row>
        <table:table-row table:style-name="ro1">
          <table:table-cell office:value-type="string" table:style-name="ce3">
            <text:p>Minas Gerais</text:p>
          </table:table-cell>
          <table:table-cell office:value-type="string" table:style-name="ce4">
            <text:p>Ribeiro Soeiro da Silva, Paulo</text:p>
          </table:table-cell>
          <table:table-cell office:value-type="string" table:style-name="ce3">
            <text:p>MG</text:p>
          </table:table-cell>
          <table:table-cell office:value-type="string" table:style-name="ce3">
            <text:p>Ativo(a)</text:p>
          </table:table-cell>
          <table:table-cell table:style-name="ce1"/>
          <table:table-cell office:value-type="string" table:style-name="ce4">
            <text:p>Ribeiro Soeiro da Silva, Paulo</text:p>
          </table:table-cell>
          <table:table-cell table:style-name="ce4"/>
          <table:table-cell office:value-type="date" office:date-value="2022-03-29T19:09:23" table:style-name="ce5">
            <text:p>2022-03-29T19:09:23Z</text:p>
          </table:table-cell>
          <table:table-cell office:value-type="date" office:date-value="2022-03-29T19:09:23" table:style-name="ce5">
            <text:p>2022-03-29T19:09:23Z</text:p>
          </table:table-cell>
          <table:table-cell table:style-name="ce4"/>
          <table:table-cell office:value-type="string" table:style-name="ce4">
            <text:p>Ribeiro Soeiro da Silva, Paulo</text:p>
          </table:table-cell>
          <table:table-cell table:style-name="ce4"/>
          <table:table-cell office:value-type="float" office:value="3995925" table:style-name="ce1">
            <text:p>3995925</text:p>
          </table:table-cell>
          <table:table-cell table:number-columns-repeated="2" table:style-name="ce1"/>
          <table:table-cell office:value-type="string" table:style-name="ce3">
            <text:p>Ativo(a)</text:p>
          </table:table-cell>
          <table:table-cell table:style-name="ce5"/>
          <table:table-cell office:value-type="string" table:style-name="ce4">
            <text:p>org2443a0e3</text:p>
          </table:table-cell>
          <table:table-cell office:value-type="string" table:style-name="ce3">
            <text:p>2c638abc-93af-ec11-9840-00224837407a</text:p>
          </table:table-cell>
          <table:table-cell office:value-type="string" table:style-name="ce3">
            <text:p>272cec80-4ba9-ec11-9841-002248384e71</text:p>
          </table:table-cell>
          <table:table-cell table:number-columns-repeated="2" table:style-name="ce3"/>
          <table:table-cell office:value-type="string" table:style-name="ce3">
            <text:p>272cec80-4ba9-ec11-9841-002248384e71</text:p>
          </table:table-cell>
          <table:table-cell table:style-name="ce3"/>
          <table:table-cell office:value-type="string" table:style-name="ce3">
            <text:p>272cec80-4ba9-ec11-9841-002248384e71</text:p>
          </table:table-cell>
          <table:table-cell office:value-type="string" table:style-name="ce3">
            <text:p>a368de65-caa8-ec11-9841-002248384e71</text:p>
          </table:table-cell>
          <table:table-cell table:number-columns-repeated="16358"/>
        </table:table-row>
        <table:table-row table:style-name="ro1">
          <table:table-cell office:value-type="string" table:style-name="ce3">
            <text:p>Pará</text:p>
          </table:table-cell>
          <table:table-cell office:value-type="string" table:style-name="ce4">
            <text:p>Ribeiro Soeiro da Silva, Paulo</text:p>
          </table:table-cell>
          <table:table-cell office:value-type="string" table:style-name="ce3">
            <text:p>PA</text:p>
          </table:table-cell>
          <table:table-cell office:value-type="string" table:style-name="ce3">
            <text:p>Ativo(a)</text:p>
          </table:table-cell>
          <table:table-cell table:style-name="ce1"/>
          <table:table-cell office:value-type="string" table:style-name="ce4">
            <text:p>Ribeiro Soeiro da Silva, Paulo</text:p>
          </table:table-cell>
          <table:table-cell table:style-name="ce4"/>
          <table:table-cell office:value-type="date" office:date-value="2022-03-29T19:09:23" table:style-name="ce5">
            <text:p>2022-03-29T19:09:23Z</text:p>
          </table:table-cell>
          <table:table-cell office:value-type="date" office:date-value="2022-03-29T19:09:23" table:style-name="ce5">
            <text:p>2022-03-29T19:09:23Z</text:p>
          </table:table-cell>
          <table:table-cell table:style-name="ce4"/>
          <table:table-cell office:value-type="string" table:style-name="ce4">
            <text:p>Ribeiro Soeiro da Silva, Paulo</text:p>
          </table:table-cell>
          <table:table-cell table:style-name="ce4"/>
          <table:table-cell office:value-type="float" office:value="3995926" table:style-name="ce1">
            <text:p>3995926</text:p>
          </table:table-cell>
          <table:table-cell table:number-columns-repeated="2" table:style-name="ce1"/>
          <table:table-cell office:value-type="string" table:style-name="ce3">
            <text:p>Ativo(a)</text:p>
          </table:table-cell>
          <table:table-cell table:style-name="ce5"/>
          <table:table-cell office:value-type="string" table:style-name="ce4">
            <text:p>org2443a0e3</text:p>
          </table:table-cell>
          <table:table-cell office:value-type="string" table:style-name="ce3">
            <text:p>2d638abc-93af-ec11-9840-00224837407a</text:p>
          </table:table-cell>
          <table:table-cell office:value-type="string" table:style-name="ce3">
            <text:p>272cec80-4ba9-ec11-9841-002248384e71</text:p>
          </table:table-cell>
          <table:table-cell table:number-columns-repeated="2" table:style-name="ce3"/>
          <table:table-cell office:value-type="string" table:style-name="ce3">
            <text:p>272cec80-4ba9-ec11-9841-002248384e71</text:p>
          </table:table-cell>
          <table:table-cell table:style-name="ce3"/>
          <table:table-cell office:value-type="string" table:style-name="ce3">
            <text:p>272cec80-4ba9-ec11-9841-002248384e71</text:p>
          </table:table-cell>
          <table:table-cell office:value-type="string" table:style-name="ce3">
            <text:p>a368de65-caa8-ec11-9841-002248384e71</text:p>
          </table:table-cell>
          <table:table-cell table:number-columns-repeated="16358"/>
        </table:table-row>
        <table:table-row table:style-name="ro1">
          <table:table-cell office:value-type="string" table:style-name="ce3">
            <text:p>Paraná</text:p>
          </table:table-cell>
          <table:table-cell office:value-type="string" table:style-name="ce4">
            <text:p>Ribeiro Soeiro da Silva, Paulo</text:p>
          </table:table-cell>
          <table:table-cell office:value-type="string" table:style-name="ce3">
            <text:p>PR</text:p>
          </table:table-cell>
          <table:table-cell office:value-type="string" table:style-name="ce3">
            <text:p>Ativo(a)</text:p>
          </table:table-cell>
          <table:table-cell table:style-name="ce1"/>
          <table:table-cell office:value-type="string" table:style-name="ce4">
            <text:p>Ribeiro Soeiro da Silva, Paulo</text:p>
          </table:table-cell>
          <table:table-cell table:style-name="ce4"/>
          <table:table-cell office:value-type="date" office:date-value="2022-03-29T19:09:23" table:style-name="ce5">
            <text:p>2022-03-29T19:09:23Z</text:p>
          </table:table-cell>
          <table:table-cell office:value-type="date" office:date-value="2022-03-29T19:09:23" table:style-name="ce5">
            <text:p>2022-03-29T19:09:23Z</text:p>
          </table:table-cell>
          <table:table-cell table:style-name="ce4"/>
          <table:table-cell office:value-type="string" table:style-name="ce4">
            <text:p>Ribeiro Soeiro da Silva, Paulo</text:p>
          </table:table-cell>
          <table:table-cell table:style-name="ce4"/>
          <table:table-cell office:value-type="float" office:value="3995927" table:style-name="ce1">
            <text:p>3995927</text:p>
          </table:table-cell>
          <table:table-cell table:number-columns-repeated="2" table:style-name="ce1"/>
          <table:table-cell office:value-type="string" table:style-name="ce3">
            <text:p>Ativo(a)</text:p>
          </table:table-cell>
          <table:table-cell table:style-name="ce5"/>
          <table:table-cell office:value-type="string" table:style-name="ce4">
            <text:p>org2443a0e3</text:p>
          </table:table-cell>
          <table:table-cell office:value-type="string" table:style-name="ce3">
            <text:p>2e638abc-93af-ec11-9840-00224837407a</text:p>
          </table:table-cell>
          <table:table-cell office:value-type="string" table:style-name="ce3">
            <text:p>272cec80-4ba9-ec11-9841-002248384e71</text:p>
          </table:table-cell>
          <table:table-cell table:number-columns-repeated="2" table:style-name="ce3"/>
          <table:table-cell office:value-type="string" table:style-name="ce3">
            <text:p>272cec80-4ba9-ec11-9841-002248384e71</text:p>
          </table:table-cell>
          <table:table-cell table:style-name="ce3"/>
          <table:table-cell office:value-type="string" table:style-name="ce3">
            <text:p>272cec80-4ba9-ec11-9841-002248384e71</text:p>
          </table:table-cell>
          <table:table-cell office:value-type="string" table:style-name="ce3">
            <text:p>a368de65-caa8-ec11-9841-002248384e71</text:p>
          </table:table-cell>
          <table:table-cell table:number-columns-repeated="16358"/>
        </table:table-row>
        <table:table-row table:style-name="ro1">
          <table:table-cell office:value-type="string" table:style-name="ce3">
            <text:p>Pernambuco</text:p>
          </table:table-cell>
          <table:table-cell office:value-type="string" table:style-name="ce4">
            <text:p>Ribeiro Soeiro da Silva, Paulo</text:p>
          </table:table-cell>
          <table:table-cell office:value-type="string" table:style-name="ce3">
            <text:p>PE</text:p>
          </table:table-cell>
          <table:table-cell office:value-type="string" table:style-name="ce3">
            <text:p>Ativo(a)</text:p>
          </table:table-cell>
          <table:table-cell table:style-name="ce1"/>
          <table:table-cell office:value-type="string" table:style-name="ce4">
            <text:p>Ribeiro Soeiro da Silva, Paulo</text:p>
          </table:table-cell>
          <table:table-cell table:style-name="ce4"/>
          <table:table-cell office:value-type="date" office:date-value="2022-03-29T19:09:23" table:style-name="ce5">
            <text:p>2022-03-29T19:09:23Z</text:p>
          </table:table-cell>
          <table:table-cell office:value-type="date" office:date-value="2022-03-29T19:09:23" table:style-name="ce5">
            <text:p>2022-03-29T19:09:23Z</text:p>
          </table:table-cell>
          <table:table-cell table:style-name="ce4"/>
          <table:table-cell office:value-type="string" table:style-name="ce4">
            <text:p>Ribeiro Soeiro da Silva, Paulo</text:p>
          </table:table-cell>
          <table:table-cell table:style-name="ce4"/>
          <table:table-cell office:value-type="float" office:value="3995928" table:style-name="ce1">
            <text:p>3995928</text:p>
          </table:table-cell>
          <table:table-cell table:number-columns-repeated="2" table:style-name="ce1"/>
          <table:table-cell office:value-type="string" table:style-name="ce3">
            <text:p>Ativo(a)</text:p>
          </table:table-cell>
          <table:table-cell table:style-name="ce5"/>
          <table:table-cell office:value-type="string" table:style-name="ce4">
            <text:p>org2443a0e3</text:p>
          </table:table-cell>
          <table:table-cell office:value-type="string" table:style-name="ce3">
            <text:p>2f638abc-93af-ec11-9840-00224837407a</text:p>
          </table:table-cell>
          <table:table-cell office:value-type="string" table:style-name="ce3">
            <text:p>272cec80-4ba9-ec11-9841-002248384e71</text:p>
          </table:table-cell>
          <table:table-cell table:number-columns-repeated="2" table:style-name="ce3"/>
          <table:table-cell office:value-type="string" table:style-name="ce3">
            <text:p>272cec80-4ba9-ec11-9841-002248384e71</text:p>
          </table:table-cell>
          <table:table-cell table:style-name="ce3"/>
          <table:table-cell office:value-type="string" table:style-name="ce3">
            <text:p>272cec80-4ba9-ec11-9841-002248384e71</text:p>
          </table:table-cell>
          <table:table-cell office:value-type="string" table:style-name="ce3">
            <text:p>a368de65-caa8-ec11-9841-002248384e71</text:p>
          </table:table-cell>
          <table:table-cell table:number-columns-repeated="16358"/>
        </table:table-row>
        <table:table-row table:style-name="ro1">
          <table:table-cell office:value-type="string" table:style-name="ce3">
            <text:p>Piauí</text:p>
          </table:table-cell>
          <table:table-cell office:value-type="string" table:style-name="ce4">
            <text:p>Ribeiro Soeiro da Silva, Paulo</text:p>
          </table:table-cell>
          <table:table-cell office:value-type="string" table:style-name="ce3">
            <text:p>PI</text:p>
          </table:table-cell>
          <table:table-cell office:value-type="string" table:style-name="ce3">
            <text:p>Ativo(a)</text:p>
          </table:table-cell>
          <table:table-cell table:style-name="ce1"/>
          <table:table-cell office:value-type="string" table:style-name="ce4">
            <text:p>Ribeiro Soeiro da Silva, Paulo</text:p>
          </table:table-cell>
          <table:table-cell table:style-name="ce4"/>
          <table:table-cell office:value-type="date" office:date-value="2022-03-29T19:09:23" table:style-name="ce5">
            <text:p>2022-03-29T19:09:23Z</text:p>
          </table:table-cell>
          <table:table-cell office:value-type="date" office:date-value="2022-03-29T19:09:23" table:style-name="ce5">
            <text:p>2022-03-29T19:09:23Z</text:p>
          </table:table-cell>
          <table:table-cell table:style-name="ce4"/>
          <table:table-cell office:value-type="string" table:style-name="ce4">
            <text:p>Ribeiro Soeiro da Silva, Paulo</text:p>
          </table:table-cell>
          <table:table-cell table:style-name="ce4"/>
          <table:table-cell office:value-type="float" office:value="3995929" table:style-name="ce1">
            <text:p>3995929</text:p>
          </table:table-cell>
          <table:table-cell table:number-columns-repeated="2" table:style-name="ce1"/>
          <table:table-cell office:value-type="string" table:style-name="ce3">
            <text:p>Ativo(a)</text:p>
          </table:table-cell>
          <table:table-cell table:style-name="ce5"/>
          <table:table-cell office:value-type="string" table:style-name="ce4">
            <text:p>org2443a0e3</text:p>
          </table:table-cell>
          <table:table-cell office:value-type="string" table:style-name="ce3">
            <text:p>30638abc-93af-ec11-9840-00224837407a</text:p>
          </table:table-cell>
          <table:table-cell office:value-type="string" table:style-name="ce3">
            <text:p>272cec80-4ba9-ec11-9841-002248384e71</text:p>
          </table:table-cell>
          <table:table-cell table:number-columns-repeated="2" table:style-name="ce3"/>
          <table:table-cell office:value-type="string" table:style-name="ce3">
            <text:p>272cec80-4ba9-ec11-9841-002248384e71</text:p>
          </table:table-cell>
          <table:table-cell table:style-name="ce3"/>
          <table:table-cell office:value-type="string" table:style-name="ce3">
            <text:p>272cec80-4ba9-ec11-9841-002248384e71</text:p>
          </table:table-cell>
          <table:table-cell office:value-type="string" table:style-name="ce3">
            <text:p>a368de65-caa8-ec11-9841-002248384e71</text:p>
          </table:table-cell>
          <table:table-cell table:number-columns-repeated="16358"/>
        </table:table-row>
        <table:table-row table:style-name="ro1">
          <table:table-cell office:value-type="string" table:style-name="ce3">
            <text:p>Rio de Janeiro</text:p>
          </table:table-cell>
          <table:table-cell office:value-type="string" table:style-name="ce4">
            <text:p>Ribeiro Soeiro da Silva, Paulo</text:p>
          </table:table-cell>
          <table:table-cell office:value-type="string" table:style-name="ce3">
            <text:p>RJ</text:p>
          </table:table-cell>
          <table:table-cell office:value-type="string" table:style-name="ce3">
            <text:p>Ativo(a)</text:p>
          </table:table-cell>
          <table:table-cell table:style-name="ce1"/>
          <table:table-cell office:value-type="string" table:style-name="ce4">
            <text:p>Ribeiro Soeiro da Silva, Paulo</text:p>
          </table:table-cell>
          <table:table-cell table:style-name="ce4"/>
          <table:table-cell office:value-type="date" office:date-value="2022-03-29T19:09:23" table:style-name="ce5">
            <text:p>2022-03-29T19:09:23Z</text:p>
          </table:table-cell>
          <table:table-cell office:value-type="date" office:date-value="2022-03-29T19:09:23" table:style-name="ce5">
            <text:p>2022-03-29T19:09:23Z</text:p>
          </table:table-cell>
          <table:table-cell table:style-name="ce4"/>
          <table:table-cell office:value-type="string" table:style-name="ce4">
            <text:p>Ribeiro Soeiro da Silva, Paulo</text:p>
          </table:table-cell>
          <table:table-cell table:style-name="ce4"/>
          <table:table-cell office:value-type="float" office:value="3995930" table:style-name="ce1">
            <text:p>3995930</text:p>
          </table:table-cell>
          <table:table-cell table:number-columns-repeated="2" table:style-name="ce1"/>
          <table:table-cell office:value-type="string" table:style-name="ce3">
            <text:p>Ativo(a)</text:p>
          </table:table-cell>
          <table:table-cell table:style-name="ce5"/>
          <table:table-cell office:value-type="string" table:style-name="ce4">
            <text:p>org2443a0e3</text:p>
          </table:table-cell>
          <table:table-cell office:value-type="string" table:style-name="ce3">
            <text:p>31638abc-93af-ec11-9840-00224837407a</text:p>
          </table:table-cell>
          <table:table-cell office:value-type="string" table:style-name="ce3">
            <text:p>272cec80-4ba9-ec11-9841-002248384e71</text:p>
          </table:table-cell>
          <table:table-cell table:number-columns-repeated="2" table:style-name="ce3"/>
          <table:table-cell office:value-type="string" table:style-name="ce3">
            <text:p>272cec80-4ba9-ec11-9841-002248384e71</text:p>
          </table:table-cell>
          <table:table-cell table:style-name="ce3"/>
          <table:table-cell office:value-type="string" table:style-name="ce3">
            <text:p>272cec80-4ba9-ec11-9841-002248384e71</text:p>
          </table:table-cell>
          <table:table-cell office:value-type="string" table:style-name="ce3">
            <text:p>a368de65-caa8-ec11-9841-002248384e71</text:p>
          </table:table-cell>
          <table:table-cell table:number-columns-repeated="16358"/>
        </table:table-row>
        <table:table-row table:style-name="ro1">
          <table:table-cell office:value-type="string" table:style-name="ce3">
            <text:p>Rio Grande do Norte</text:p>
          </table:table-cell>
          <table:table-cell office:value-type="string" table:style-name="ce4">
            <text:p>Ribeiro Soeiro da Silva, Paulo</text:p>
          </table:table-cell>
          <table:table-cell office:value-type="string" table:style-name="ce3">
            <text:p>RN</text:p>
          </table:table-cell>
          <table:table-cell office:value-type="string" table:style-name="ce3">
            <text:p>Ativo(a)</text:p>
          </table:table-cell>
          <table:table-cell table:style-name="ce1"/>
          <table:table-cell office:value-type="string" table:style-name="ce4">
            <text:p>Ribeiro Soeiro da Silva, Paulo</text:p>
          </table:table-cell>
          <table:table-cell table:style-name="ce4"/>
          <table:table-cell office:value-type="date" office:date-value="2022-03-29T19:09:23" table:style-name="ce5">
            <text:p>2022-03-29T19:09:23Z</text:p>
          </table:table-cell>
          <table:table-cell office:value-type="date" office:date-value="2022-03-29T19:09:23" table:style-name="ce5">
            <text:p>2022-03-29T19:09:23Z</text:p>
          </table:table-cell>
          <table:table-cell table:style-name="ce4"/>
          <table:table-cell office:value-type="string" table:style-name="ce4">
            <text:p>Ribeiro Soeiro da Silva, Paulo</text:p>
          </table:table-cell>
          <table:table-cell table:style-name="ce4"/>
          <table:table-cell office:value-type="float" office:value="3995931" table:style-name="ce1">
            <text:p>3995931</text:p>
          </table:table-cell>
          <table:table-cell table:number-columns-repeated="2" table:style-name="ce1"/>
          <table:table-cell office:value-type="string" table:style-name="ce3">
            <text:p>Ativo(a)</text:p>
          </table:table-cell>
          <table:table-cell table:style-name="ce5"/>
          <table:table-cell office:value-type="string" table:style-name="ce4">
            <text:p>org2443a0e3</text:p>
          </table:table-cell>
          <table:table-cell office:value-type="string" table:style-name="ce3">
            <text:p>32638abc-93af-ec11-9840-00224837407a</text:p>
          </table:table-cell>
          <table:table-cell office:value-type="string" table:style-name="ce3">
            <text:p>272cec80-4ba9-ec11-9841-002248384e71</text:p>
          </table:table-cell>
          <table:table-cell table:number-columns-repeated="2" table:style-name="ce3"/>
          <table:table-cell office:value-type="string" table:style-name="ce3">
            <text:p>272cec80-4ba9-ec11-9841-002248384e71</text:p>
          </table:table-cell>
          <table:table-cell table:style-name="ce3"/>
          <table:table-cell office:value-type="string" table:style-name="ce3">
            <text:p>272cec80-4ba9-ec11-9841-002248384e71</text:p>
          </table:table-cell>
          <table:table-cell office:value-type="string" table:style-name="ce3">
            <text:p>a368de65-caa8-ec11-9841-002248384e71</text:p>
          </table:table-cell>
          <table:table-cell table:number-columns-repeated="16358"/>
        </table:table-row>
        <table:table-row table:style-name="ro1">
          <table:table-cell office:value-type="string" table:style-name="ce3">
            <text:p>Rio Grande do Sul</text:p>
          </table:table-cell>
          <table:table-cell office:value-type="string" table:style-name="ce4">
            <text:p>Ribeiro Soeiro da Silva, Paulo</text:p>
          </table:table-cell>
          <table:table-cell office:value-type="string" table:style-name="ce3">
            <text:p>RS</text:p>
          </table:table-cell>
          <table:table-cell office:value-type="string" table:style-name="ce3">
            <text:p>Ativo(a)</text:p>
          </table:table-cell>
          <table:table-cell table:style-name="ce1"/>
          <table:table-cell office:value-type="string" table:style-name="ce4">
            <text:p>Ribeiro Soeiro da Silva, Paulo</text:p>
          </table:table-cell>
          <table:table-cell table:style-name="ce4"/>
          <table:table-cell office:value-type="date" office:date-value="2022-03-29T19:09:23" table:style-name="ce5">
            <text:p>2022-03-29T19:09:23Z</text:p>
          </table:table-cell>
          <table:table-cell office:value-type="date" office:date-value="2022-03-29T19:09:23" table:style-name="ce5">
            <text:p>2022-03-29T19:09:23Z</text:p>
          </table:table-cell>
          <table:table-cell table:style-name="ce4"/>
          <table:table-cell office:value-type="string" table:style-name="ce4">
            <text:p>Ribeiro Soeiro da Silva, Paulo</text:p>
          </table:table-cell>
          <table:table-cell table:style-name="ce4"/>
          <table:table-cell office:value-type="float" office:value="3995932" table:style-name="ce1">
            <text:p>3995932</text:p>
          </table:table-cell>
          <table:table-cell table:number-columns-repeated="2" table:style-name="ce1"/>
          <table:table-cell office:value-type="string" table:style-name="ce3">
            <text:p>Ativo(a)</text:p>
          </table:table-cell>
          <table:table-cell table:style-name="ce5"/>
          <table:table-cell office:value-type="string" table:style-name="ce4">
            <text:p>org2443a0e3</text:p>
          </table:table-cell>
          <table:table-cell office:value-type="string" table:style-name="ce3">
            <text:p>33638abc-93af-ec11-9840-00224837407a</text:p>
          </table:table-cell>
          <table:table-cell office:value-type="string" table:style-name="ce3">
            <text:p>272cec80-4ba9-ec11-9841-002248384e71</text:p>
          </table:table-cell>
          <table:table-cell table:number-columns-repeated="2" table:style-name="ce3"/>
          <table:table-cell office:value-type="string" table:style-name="ce3">
            <text:p>272cec80-4ba9-ec11-9841-002248384e71</text:p>
          </table:table-cell>
          <table:table-cell table:style-name="ce3"/>
          <table:table-cell office:value-type="string" table:style-name="ce3">
            <text:p>272cec80-4ba9-ec11-9841-002248384e71</text:p>
          </table:table-cell>
          <table:table-cell office:value-type="string" table:style-name="ce3">
            <text:p>a368de65-caa8-ec11-9841-002248384e71</text:p>
          </table:table-cell>
          <table:table-cell table:number-columns-repeated="16358"/>
        </table:table-row>
        <table:table-row table:style-name="ro1">
          <table:table-cell office:value-type="string" table:style-name="ce3">
            <text:p>Rondônia</text:p>
          </table:table-cell>
          <table:table-cell office:value-type="string" table:style-name="ce4">
            <text:p>Ribeiro Soeiro da Silva, Paulo</text:p>
          </table:table-cell>
          <table:table-cell office:value-type="string" table:style-name="ce3">
            <text:p>RO</text:p>
          </table:table-cell>
          <table:table-cell office:value-type="string" table:style-name="ce3">
            <text:p>Ativo(a)</text:p>
          </table:table-cell>
          <table:table-cell table:style-name="ce1"/>
          <table:table-cell office:value-type="string" table:style-name="ce4">
            <text:p>Ribeiro Soeiro da Silva, Paulo</text:p>
          </table:table-cell>
          <table:table-cell table:style-name="ce4"/>
          <table:table-cell office:value-type="date" office:date-value="2022-03-29T19:09:23" table:style-name="ce5">
            <text:p>2022-03-29T19:09:23Z</text:p>
          </table:table-cell>
          <table:table-cell office:value-type="date" office:date-value="2022-03-29T19:09:23" table:style-name="ce5">
            <text:p>2022-03-29T19:09:23Z</text:p>
          </table:table-cell>
          <table:table-cell table:style-name="ce4"/>
          <table:table-cell office:value-type="string" table:style-name="ce4">
            <text:p>Ribeiro Soeiro da Silva, Paulo</text:p>
          </table:table-cell>
          <table:table-cell table:style-name="ce4"/>
          <table:table-cell office:value-type="float" office:value="3995933" table:style-name="ce1">
            <text:p>3995933</text:p>
          </table:table-cell>
          <table:table-cell table:number-columns-repeated="2" table:style-name="ce1"/>
          <table:table-cell office:value-type="string" table:style-name="ce3">
            <text:p>Ativo(a)</text:p>
          </table:table-cell>
          <table:table-cell table:style-name="ce5"/>
          <table:table-cell office:value-type="string" table:style-name="ce4">
            <text:p>org2443a0e3</text:p>
          </table:table-cell>
          <table:table-cell office:value-type="string" table:style-name="ce3">
            <text:p>34638abc-93af-ec11-9840-00224837407a</text:p>
          </table:table-cell>
          <table:table-cell office:value-type="string" table:style-name="ce3">
            <text:p>272cec80-4ba9-ec11-9841-002248384e71</text:p>
          </table:table-cell>
          <table:table-cell table:number-columns-repeated="2" table:style-name="ce3"/>
          <table:table-cell office:value-type="string" table:style-name="ce3">
            <text:p>272cec80-4ba9-ec11-9841-002248384e71</text:p>
          </table:table-cell>
          <table:table-cell table:style-name="ce3"/>
          <table:table-cell office:value-type="string" table:style-name="ce3">
            <text:p>272cec80-4ba9-ec11-9841-002248384e71</text:p>
          </table:table-cell>
          <table:table-cell office:value-type="string" table:style-name="ce3">
            <text:p>a368de65-caa8-ec11-9841-002248384e71</text:p>
          </table:table-cell>
          <table:table-cell table:number-columns-repeated="16358"/>
        </table:table-row>
        <table:table-row table:style-name="ro1">
          <table:table-cell office:value-type="string" table:style-name="ce3">
            <text:p>Roraima</text:p>
          </table:table-cell>
          <table:table-cell office:value-type="string" table:style-name="ce4">
            <text:p>Ribeiro Soeiro da Silva, Paulo</text:p>
          </table:table-cell>
          <table:table-cell office:value-type="string" table:style-name="ce3">
            <text:p>RR</text:p>
          </table:table-cell>
          <table:table-cell office:value-type="string" table:style-name="ce3">
            <text:p>Ativo(a)</text:p>
          </table:table-cell>
          <table:table-cell table:style-name="ce1"/>
          <table:table-cell office:value-type="string" table:style-name="ce4">
            <text:p>Ribeiro Soeiro da Silva, Paulo</text:p>
          </table:table-cell>
          <table:table-cell table:style-name="ce4"/>
          <table:table-cell office:value-type="date" office:date-value="2022-03-29T19:09:23" table:style-name="ce5">
            <text:p>2022-03-29T19:09:23Z</text:p>
          </table:table-cell>
          <table:table-cell office:value-type="date" office:date-value="2022-03-29T19:09:23" table:style-name="ce5">
            <text:p>2022-03-29T19:09:23Z</text:p>
          </table:table-cell>
          <table:table-cell table:style-name="ce4"/>
          <table:table-cell office:value-type="string" table:style-name="ce4">
            <text:p>Ribeiro Soeiro da Silva, Paulo</text:p>
          </table:table-cell>
          <table:table-cell table:style-name="ce4"/>
          <table:table-cell office:value-type="float" office:value="3995934" table:style-name="ce1">
            <text:p>3995934</text:p>
          </table:table-cell>
          <table:table-cell table:number-columns-repeated="2" table:style-name="ce1"/>
          <table:table-cell office:value-type="string" table:style-name="ce3">
            <text:p>Ativo(a)</text:p>
          </table:table-cell>
          <table:table-cell table:style-name="ce5"/>
          <table:table-cell office:value-type="string" table:style-name="ce4">
            <text:p>org2443a0e3</text:p>
          </table:table-cell>
          <table:table-cell office:value-type="string" table:style-name="ce3">
            <text:p>35638abc-93af-ec11-9840-00224837407a</text:p>
          </table:table-cell>
          <table:table-cell office:value-type="string" table:style-name="ce3">
            <text:p>272cec80-4ba9-ec11-9841-002248384e71</text:p>
          </table:table-cell>
          <table:table-cell table:number-columns-repeated="2" table:style-name="ce3"/>
          <table:table-cell office:value-type="string" table:style-name="ce3">
            <text:p>272cec80-4ba9-ec11-9841-002248384e71</text:p>
          </table:table-cell>
          <table:table-cell table:style-name="ce3"/>
          <table:table-cell office:value-type="string" table:style-name="ce3">
            <text:p>272cec80-4ba9-ec11-9841-002248384e71</text:p>
          </table:table-cell>
          <table:table-cell office:value-type="string" table:style-name="ce3">
            <text:p>a368de65-caa8-ec11-9841-002248384e71</text:p>
          </table:table-cell>
          <table:table-cell table:number-columns-repeated="16358"/>
        </table:table-row>
        <table:table-row table:style-name="ro1">
          <table:table-cell office:value-type="string" table:style-name="ce3">
            <text:p>Santa Catarina</text:p>
          </table:table-cell>
          <table:table-cell office:value-type="string" table:style-name="ce4">
            <text:p>Ribeiro Soeiro da Silva, Paulo</text:p>
          </table:table-cell>
          <table:table-cell office:value-type="string" table:style-name="ce3">
            <text:p>SC</text:p>
          </table:table-cell>
          <table:table-cell office:value-type="string" table:style-name="ce3">
            <text:p>Ativo(a)</text:p>
          </table:table-cell>
          <table:table-cell table:style-name="ce1"/>
          <table:table-cell office:value-type="string" table:style-name="ce4">
            <text:p>Ribeiro Soeiro da Silva, Paulo</text:p>
          </table:table-cell>
          <table:table-cell table:style-name="ce4"/>
          <table:table-cell office:value-type="date" office:date-value="2022-03-29T19:09:23" table:style-name="ce5">
            <text:p>2022-03-29T19:09:23Z</text:p>
          </table:table-cell>
          <table:table-cell office:value-type="date" office:date-value="2022-03-29T19:09:23" table:style-name="ce5">
            <text:p>2022-03-29T19:09:23Z</text:p>
          </table:table-cell>
          <table:table-cell table:style-name="ce4"/>
          <table:table-cell office:value-type="string" table:style-name="ce4">
            <text:p>Ribeiro Soeiro da Silva, Paulo</text:p>
          </table:table-cell>
          <table:table-cell table:style-name="ce4"/>
          <table:table-cell office:value-type="float" office:value="3995935" table:style-name="ce1">
            <text:p>3995935</text:p>
          </table:table-cell>
          <table:table-cell table:number-columns-repeated="2" table:style-name="ce1"/>
          <table:table-cell office:value-type="string" table:style-name="ce3">
            <text:p>Ativo(a)</text:p>
          </table:table-cell>
          <table:table-cell table:style-name="ce5"/>
          <table:table-cell office:value-type="string" table:style-name="ce4">
            <text:p>org2443a0e3</text:p>
          </table:table-cell>
          <table:table-cell office:value-type="string" table:style-name="ce3">
            <text:p>36638abc-93af-ec11-9840-00224837407a</text:p>
          </table:table-cell>
          <table:table-cell office:value-type="string" table:style-name="ce3">
            <text:p>272cec80-4ba9-ec11-9841-002248384e71</text:p>
          </table:table-cell>
          <table:table-cell table:number-columns-repeated="2" table:style-name="ce3"/>
          <table:table-cell office:value-type="string" table:style-name="ce3">
            <text:p>272cec80-4ba9-ec11-9841-002248384e71</text:p>
          </table:table-cell>
          <table:table-cell table:style-name="ce3"/>
          <table:table-cell office:value-type="string" table:style-name="ce3">
            <text:p>272cec80-4ba9-ec11-9841-002248384e71</text:p>
          </table:table-cell>
          <table:table-cell office:value-type="string" table:style-name="ce3">
            <text:p>a368de65-caa8-ec11-9841-002248384e71</text:p>
          </table:table-cell>
          <table:table-cell table:number-columns-repeated="16358"/>
        </table:table-row>
        <table:table-row table:style-name="ro1">
          <table:table-cell office:value-type="string" table:style-name="ce3">
            <text:p>São Paulo</text:p>
          </table:table-cell>
          <table:table-cell office:value-type="string" table:style-name="ce4">
            <text:p>Ribeiro Soeiro da Silva, Paulo</text:p>
          </table:table-cell>
          <table:table-cell office:value-type="string" table:style-name="ce3">
            <text:p>SP</text:p>
          </table:table-cell>
          <table:table-cell office:value-type="string" table:style-name="ce3">
            <text:p>Ativo(a)</text:p>
          </table:table-cell>
          <table:table-cell table:style-name="ce1"/>
          <table:table-cell office:value-type="string" table:style-name="ce4">
            <text:p>Ribeiro Soeiro da Silva, Paulo</text:p>
          </table:table-cell>
          <table:table-cell table:style-name="ce4"/>
          <table:table-cell office:value-type="date" office:date-value="2022-03-29T19:09:23" table:style-name="ce5">
            <text:p>2022-03-29T19:09:23Z</text:p>
          </table:table-cell>
          <table:table-cell office:value-type="date" office:date-value="2022-03-29T19:09:23" table:style-name="ce5">
            <text:p>2022-03-29T19:09:23Z</text:p>
          </table:table-cell>
          <table:table-cell table:style-name="ce4"/>
          <table:table-cell office:value-type="string" table:style-name="ce4">
            <text:p>Ribeiro Soeiro da Silva, Paulo</text:p>
          </table:table-cell>
          <table:table-cell table:style-name="ce4"/>
          <table:table-cell office:value-type="float" office:value="3995936" table:style-name="ce1">
            <text:p>3995936</text:p>
          </table:table-cell>
          <table:table-cell table:number-columns-repeated="2" table:style-name="ce1"/>
          <table:table-cell office:value-type="string" table:style-name="ce3">
            <text:p>Ativo(a)</text:p>
          </table:table-cell>
          <table:table-cell table:style-name="ce5"/>
          <table:table-cell office:value-type="string" table:style-name="ce4">
            <text:p>org2443a0e3</text:p>
          </table:table-cell>
          <table:table-cell office:value-type="string" table:style-name="ce3">
            <text:p>37638abc-93af-ec11-9840-00224837407a</text:p>
          </table:table-cell>
          <table:table-cell office:value-type="string" table:style-name="ce3">
            <text:p>272cec80-4ba9-ec11-9841-002248384e71</text:p>
          </table:table-cell>
          <table:table-cell table:number-columns-repeated="2" table:style-name="ce3"/>
          <table:table-cell office:value-type="string" table:style-name="ce3">
            <text:p>272cec80-4ba9-ec11-9841-002248384e71</text:p>
          </table:table-cell>
          <table:table-cell table:style-name="ce3"/>
          <table:table-cell office:value-type="string" table:style-name="ce3">
            <text:p>272cec80-4ba9-ec11-9841-002248384e71</text:p>
          </table:table-cell>
          <table:table-cell office:value-type="string" table:style-name="ce3">
            <text:p>a368de65-caa8-ec11-9841-002248384e71</text:p>
          </table:table-cell>
          <table:table-cell table:number-columns-repeated="16358"/>
        </table:table-row>
        <table:table-row table:style-name="ro1">
          <table:table-cell office:value-type="string" table:style-name="ce3">
            <text:p>Sergipe</text:p>
          </table:table-cell>
          <table:table-cell office:value-type="string" table:style-name="ce4">
            <text:p>Ribeiro Soeiro da Silva, Paulo</text:p>
          </table:table-cell>
          <table:table-cell office:value-type="string" table:style-name="ce3">
            <text:p>SE</text:p>
          </table:table-cell>
          <table:table-cell office:value-type="string" table:style-name="ce3">
            <text:p>Ativo(a)</text:p>
          </table:table-cell>
          <table:table-cell table:style-name="ce1"/>
          <table:table-cell office:value-type="string" table:style-name="ce4">
            <text:p>Ribeiro Soeiro da Silva, Paulo</text:p>
          </table:table-cell>
          <table:table-cell table:style-name="ce4"/>
          <table:table-cell office:value-type="date" office:date-value="2022-03-29T19:09:23" table:style-name="ce5">
            <text:p>2022-03-29T19:09:23Z</text:p>
          </table:table-cell>
          <table:table-cell office:value-type="date" office:date-value="2022-03-29T19:09:23" table:style-name="ce5">
            <text:p>2022-03-29T19:09:23Z</text:p>
          </table:table-cell>
          <table:table-cell table:style-name="ce4"/>
          <table:table-cell office:value-type="string" table:style-name="ce4">
            <text:p>Ribeiro Soeiro da Silva, Paulo</text:p>
          </table:table-cell>
          <table:table-cell table:style-name="ce4"/>
          <table:table-cell office:value-type="float" office:value="3995937" table:style-name="ce1">
            <text:p>3995937</text:p>
          </table:table-cell>
          <table:table-cell table:number-columns-repeated="2" table:style-name="ce1"/>
          <table:table-cell office:value-type="string" table:style-name="ce3">
            <text:p>Ativo(a)</text:p>
          </table:table-cell>
          <table:table-cell table:style-name="ce5"/>
          <table:table-cell office:value-type="string" table:style-name="ce4">
            <text:p>org2443a0e3</text:p>
          </table:table-cell>
          <table:table-cell office:value-type="string" table:style-name="ce3">
            <text:p>38638abc-93af-ec11-9840-00224837407a</text:p>
          </table:table-cell>
          <table:table-cell office:value-type="string" table:style-name="ce3">
            <text:p>272cec80-4ba9-ec11-9841-002248384e71</text:p>
          </table:table-cell>
          <table:table-cell table:number-columns-repeated="2" table:style-name="ce3"/>
          <table:table-cell office:value-type="string" table:style-name="ce3">
            <text:p>272cec80-4ba9-ec11-9841-002248384e71</text:p>
          </table:table-cell>
          <table:table-cell table:style-name="ce3"/>
          <table:table-cell office:value-type="string" table:style-name="ce3">
            <text:p>272cec80-4ba9-ec11-9841-002248384e71</text:p>
          </table:table-cell>
          <table:table-cell office:value-type="string" table:style-name="ce3">
            <text:p>a368de65-caa8-ec11-9841-002248384e71</text:p>
          </table:table-cell>
          <table:table-cell table:number-columns-repeated="16358"/>
        </table:table-row>
        <table:table-row table:style-name="ro1">
          <table:table-cell office:value-type="string" table:style-name="ce3">
            <text:p>Tocantins</text:p>
          </table:table-cell>
          <table:table-cell office:value-type="string" table:style-name="ce4">
            <text:p>Ribeiro Soeiro da Silva, Paulo</text:p>
          </table:table-cell>
          <table:table-cell office:value-type="string" table:style-name="ce3">
            <text:p>TO</text:p>
          </table:table-cell>
          <table:table-cell office:value-type="string" table:style-name="ce3">
            <text:p>Ativo(a)</text:p>
          </table:table-cell>
          <table:table-cell table:style-name="ce1"/>
          <table:table-cell office:value-type="string" table:style-name="ce4">
            <text:p>Ribeiro Soeiro da Silva, Paulo</text:p>
          </table:table-cell>
          <table:table-cell table:style-name="ce4"/>
          <table:table-cell office:value-type="date" office:date-value="2022-03-29T19:09:23" table:style-name="ce5">
            <text:p>2022-03-29T19:09:23Z</text:p>
          </table:table-cell>
          <table:table-cell office:value-type="date" office:date-value="2022-03-29T19:09:23" table:style-name="ce5">
            <text:p>2022-03-29T19:09:23Z</text:p>
          </table:table-cell>
          <table:table-cell table:style-name="ce4"/>
          <table:table-cell office:value-type="string" table:style-name="ce4">
            <text:p>Ribeiro Soeiro da Silva, Paulo</text:p>
          </table:table-cell>
          <table:table-cell table:style-name="ce4"/>
          <table:table-cell office:value-type="float" office:value="3995938" table:style-name="ce1">
            <text:p>3995938</text:p>
          </table:table-cell>
          <table:table-cell table:number-columns-repeated="2" table:style-name="ce1"/>
          <table:table-cell office:value-type="string" table:style-name="ce3">
            <text:p>Ativo(a)</text:p>
          </table:table-cell>
          <table:table-cell table:style-name="ce5"/>
          <table:table-cell office:value-type="string" table:style-name="ce4">
            <text:p>org2443a0e3</text:p>
          </table:table-cell>
          <table:table-cell office:value-type="string" table:style-name="ce3">
            <text:p>39638abc-93af-ec11-9840-00224837407a</text:p>
          </table:table-cell>
          <table:table-cell office:value-type="string" table:style-name="ce3">
            <text:p>272cec80-4ba9-ec11-9841-002248384e71</text:p>
          </table:table-cell>
          <table:table-cell table:number-columns-repeated="2" table:style-name="ce3"/>
          <table:table-cell office:value-type="string" table:style-name="ce3">
            <text:p>272cec80-4ba9-ec11-9841-002248384e71</text:p>
          </table:table-cell>
          <table:table-cell table:style-name="ce3"/>
          <table:table-cell office:value-type="string" table:style-name="ce3">
            <text:p>272cec80-4ba9-ec11-9841-002248384e71</text:p>
          </table:table-cell>
          <table:table-cell office:value-type="string" table:style-name="ce3">
            <text:p>a368de65-caa8-ec11-9841-002248384e71</text:p>
          </table:table-cell>
          <table:table-cell table:number-columns-repeated="16358"/>
        </table:table-row>
        <table:table-row table:number-rows-repeated="1048547" table:style-name="ro1">
          <table:table-cell table:number-columns-repeated="16384"/>
        </table:table-row>
      </table:table>
      <table:table table:name="data_cache" table:style-name="ta2">
        <table:table-column table:style-name="co24" table:number-columns-repeated="16384" table:default-cell-style-name="ce1"/>
        <table:table-row table:style-name="ro2">
          <table:table-cell office:value-type="string" table:style-name="ce2">
            <text:p>Aviso! Não edite nem exclua esta planilha! Você poderá ocultá-la, e ela não aparecerá mais após a atualização do Office de fevereiro de 2016 ser instalada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Coluna1</text:p>
          </table:table-cell>
          <table:table-cell office:value-type="string" table:style-name="ce1">
            <text:p>Coluna2</text:p>
          </table:table-cell>
          <table:table-cell table:style-name="ce1"/>
          <table:table-cell office:value-type="string" table:style-name="ce1">
            <text:p>Coluna1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cr365_tabela_estados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{"@odata.etag":"W/\"3995912\"","cr365_nome_do_estado":"Paraiba","cr365_sigla_do_estado":"PB","statecode@OData.Community.Display.V1.FormattedValue":"Ativo(a)","statecode":0,"utcconversiontimezonecode":null,"createdon@OData.Community.Display.V1.FormattedValue":"29/03/2022 19:09","createdon":"2022-03-29T19:09:21Z","modifiedon@OData.Community.Display.V1.FormattedValue":"29/03/2022 19:09","modifiedon":"2022-03-29T19:09:21Z","versionnumber@OData.Community.Display.V1.FormattedValue":"3.995.912","versionnumber":3995912,"importsequencenumber":null,"timezoneruleversionnumber":null,"statuscode@OData.Community.Display.V1.FormattedValue":"Ativo(a)","statuscode":1,"overriddencreatedon":null,"cr365_tabela_estadosid":"1f638abc-93af-ec11-9840-00224837407a","_createdby_value@OData.Community.Display.V1.FormattedValue":"Ribeiro Soeiro da Silva, Paulo","_createdby_value@Microsoft.Dynamics.CRM.lookuplogicalname":"systemuser","_createdby_value":"272cec80-4ba9-ec11-9841-002248384e71","_createdonbehalfby_value":null,"_owningteam_value":null,"_modifiedby_value@OData.Community.Display.V1.FormattedValue":"Ribeiro Soeiro da Silva, Paulo","_modifiedby_value@Microsoft.Dynamics.CRM.lookuplogicalname":"systemuser","_modifiedby_value":"272cec80-4ba9-ec11-9841-002248384e71","_modifiedonbehalfby_value":null,"_ownerid_value@OData.Community.Display.V1.FormattedValue":"Ribeiro Soeiro da Silva, Paulo","_ownerid_value@Microsoft.Dynamics.CRM.associatednavigationproperty":"ownerid","_ownerid_value@Microsoft.Dynamics.CRM.lookuplogicalname":"systemuser","_ownerid_value":"272cec80-4ba9-ec11-9841-002248384e71","_owningbusinessunit_value@OData.Community.Display.V1.FormattedValue":"org2443a0e3","_owningbusinessunit_value@Microsoft.Dynamics.CRM.associatednavigationproperty":"owningbusinessunit","_owningbusinessunit_value@Microsoft.Dynamics.CRM.lookuplogicalname":"businessunit","_owningbusinessunit_value":"a368de65-caa8-ec11-9841-002248384e71","_ownerid_display":"Ribeiro Soeiro da Silva, Paulo","_modifiedby_display":"Ribeiro Soeiro da Silva, Paulo","_createdby_display":"Ribeiro Soeiro da Silva, Paulo","_owningbusinessunit_display":"org2443a0e3"}</text:p>
          </table:table-cell>
          <table:table-cell table:number-columns-repeated="16380"/>
        </table:table-row>
        <table:table-row table:style-name="ro1">
          <table:table-cell table:number-columns-repeated="3" table:style-name="ce1"/>
          <table:table-cell office:value-type="string" table:style-name="ce1">
            <text:p>{"@odata.etag":"W/\"3995913\"","cr365_nome_do_estado":"Acre","cr365_sigla_do_estado":"AC","statecode@OData.Community.Display.V1.FormattedValue":"Ativo(a)","statecode":0,"utcconversiontimezonecode":null,"createdon@OData.Community.Display.V1.FormattedValue":"29/03/2022 19:09","createdon":"2022-03-29T19:09:22Z","modifiedon@OData.Community.Display.V1.FormattedValue":"29/03/2022 19:09","modifiedon":"2022-03-29T19:09:22Z","versionnumber@OData.Community.Display.V1.FormattedValue":"3.995.913","versionnumber":3995913,"importsequencenumber":null,"timezoneruleversionnumber":null,"statuscode@OData.Community.Display.V1.FormattedValue":"Ativo(a)","statuscode":1,"overriddencreatedon":null,"cr365_tabela_estadosid":"20638abc-93af-ec11-9840-00224837407a","_createdby_value@OData.Community.Display.V1.FormattedValue":"Ribeiro Soeiro da Silva, Paulo","_createdby_value@Microsoft.Dynamics.CRM.lookuplogicalname":"systemuser","_createdby_value":"272cec80-4ba9-ec11-9841-002248384e71","_createdonbehalfby_value":null,"_owningteam_value":null,"_modifiedby_value@OData.Community.Display.V1.FormattedValue":"Ribeiro Soeiro da Silva, Paulo","_modifiedby_value@Microsoft.Dynamics.CRM.lookuplogicalname":"systemuser","_modifiedby_value":"272cec80-4ba9-ec11-9841-002248384e71","_modifiedonbehalfby_value":null,"_ownerid_value@OData.Community.Display.V1.FormattedValue":"Ribeiro Soeiro da Silva, Paulo","_ownerid_value@Microsoft.Dynamics.CRM.associatednavigationproperty":"ownerid","_ownerid_value@Microsoft.Dynamics.CRM.lookuplogicalname":"systemuser","_ownerid_value":"272cec80-4ba9-ec11-9841-002248384e71","_owningbusinessunit_value@OData.Community.Display.V1.FormattedValue":"org2443a0e3","_owningbusinessunit_value@Microsoft.Dynamics.CRM.associatednavigationproperty":"owningbusinessunit","_owningbusinessunit_value@Microsoft.Dynamics.CRM.lookuplogicalname":"businessunit","_owningbusinessunit_value":"a368de65-caa8-ec11-9841-002248384e71","_ownerid_display":"Ribeiro Soeiro da Silva, Paulo","_modifiedby_display":"Ribeiro Soeiro da Silva, Paulo","_createdby_display":"Ribeiro Soeiro da Silva, Paulo","_owningbusinessunit_display":"org2443a0e3"}</text:p>
          </table:table-cell>
          <table:table-cell table:number-columns-repeated="16380"/>
        </table:table-row>
        <table:table-row table:style-name="ro1">
          <table:table-cell table:number-columns-repeated="3" table:style-name="ce1"/>
          <table:table-cell office:value-type="string" table:style-name="ce1">
            <text:p>{"@odata.etag":"W/\"3995914\"","cr365_nome_do_estado":"Alagoas","cr365_sigla_do_estado":"AL","statecode@OData.Community.Display.V1.FormattedValue":"Ativo(a)","statecode":0,"utcconversiontimezonecode":null,"createdon@OData.Community.Display.V1.FormattedValue":"29/03/2022 19:09","createdon":"2022-03-29T19:09:22Z","modifiedon@OData.Community.Display.V1.FormattedValue":"29/03/2022 19:09","modifiedon":"2022-03-29T19:09:22Z","versionnumber@OData.Community.Display.V1.FormattedValue":"3.995.914","versionnumber":3995914,"importsequencenumber":null,"timezoneruleversionnumber":null,"statuscode@OData.Community.Display.V1.FormattedValue":"Ativo(a)","statuscode":1,"overriddencreatedon":null,"cr365_tabela_estadosid":"21638abc-93af-ec11-9840-00224837407a","_createdby_value@OData.Community.Display.V1.FormattedValue":"Ribeiro Soeiro da Silva, Paulo","_createdby_value@Microsoft.Dynamics.CRM.lookuplogicalname":"systemuser","_createdby_value":"272cec80-4ba9-ec11-9841-002248384e71","_createdonbehalfby_value":null,"_owningteam_value":null,"_modifiedby_value@OData.Community.Display.V1.FormattedValue":"Ribeiro Soeiro da Silva, Paulo","_modifiedby_value@Microsoft.Dynamics.CRM.lookuplogicalname":"systemuser","_modifiedby_value":"272cec80-4ba9-ec11-9841-002248384e71","_modifiedonbehalfby_value":null,"_ownerid_value@OData.Community.Display.V1.FormattedValue":"Ribeiro Soeiro da Silva, Paulo","_ownerid_value@Microsoft.Dynamics.CRM.associatednavigationproperty":"ownerid","_ownerid_value@Microsoft.Dynamics.CRM.lookuplogicalname":"systemuser","_ownerid_value":"272cec80-4ba9-ec11-9841-002248384e71","_owningbusinessunit_value@OData.Community.Display.V1.FormattedValue":"org2443a0e3","_owningbusinessunit_value@Microsoft.Dynamics.CRM.associatednavigationproperty":"owningbusinessunit","_owningbusinessunit_value@Microsoft.Dynamics.CRM.lookuplogicalname":"businessunit","_owningbusinessunit_value":"a368de65-caa8-ec11-9841-002248384e71","_ownerid_display":"Ribeiro Soeiro da Silva, Paulo","_modifiedby_display":"Ribeiro Soeiro da Silva, Paulo","_createdby_display":"Ribeiro Soeiro da Silva, Paulo","_owningbusinessunit_display":"org2443a0e3"}</text:p>
          </table:table-cell>
          <table:table-cell table:number-columns-repeated="16380"/>
        </table:table-row>
        <table:table-row table:style-name="ro1">
          <table:table-cell table:number-columns-repeated="3" table:style-name="ce1"/>
          <table:table-cell office:value-type="string" table:style-name="ce1">
            <text:p>{"@odata.etag":"W/\"3995915\"","cr365_nome_do_estado":"Amapá","cr365_sigla_do_estado":"AP","statecode@OData.Community.Display.V1.FormattedValue":"Ativo(a)","statecode":0,"utcconversiontimezonecode":null,"createdon@OData.Community.Display.V1.FormattedValue":"29/03/2022 19:09","createdon":"2022-03-29T19:09:22Z","modifiedon@OData.Community.Display.V1.FormattedValue":"29/03/2022 19:09","modifiedon":"2022-03-29T19:09:22Z","versionnumber@OData.Community.Display.V1.FormattedValue":"3.995.915","versionnumber":3995915,"importsequencenumber":null,"timezoneruleversionnumber":null,"statuscode@OData.Community.Display.V1.FormattedValue":"Ativo(a)","statuscode":1,"overriddencreatedon":null,"cr365_tabela_estadosid":"22638abc-93af-ec11-9840-00224837407a","_createdby_value@OData.Community.Display.V1.FormattedValue":"Ribeiro Soeiro da Silva, Paulo","_createdby_value@Microsoft.Dynamics.CRM.lookuplogicalname":"systemuser","_createdby_value":"272cec80-4ba9-ec11-9841-002248384e71","_createdonbehalfby_value":null,"_owningteam_value":null,"_modifiedby_value@OData.Community.Display.V1.FormattedValue":"Ribeiro Soeiro da Silva, Paulo","_modifiedby_value@Microsoft.Dynamics.CRM.lookuplogicalname":"systemuser","_modifiedby_value":"272cec80-4ba9-ec11-9841-002248384e71","_modifiedonbehalfby_value":null,"_ownerid_value@OData.Community.Display.V1.FormattedValue":"Ribeiro Soeiro da Silva, Paulo","_ownerid_value@Microsoft.Dynamics.CRM.associatednavigationproperty":"ownerid","_ownerid_value@Microsoft.Dynamics.CRM.lookuplogicalname":"systemuser","_ownerid_value":"272cec80-4ba9-ec11-9841-002248384e71","_owningbusinessunit_value@OData.Community.Display.V1.FormattedValue":"org2443a0e3","_owningbusinessunit_value@Microsoft.Dynamics.CRM.associatednavigationproperty":"owningbusinessunit","_owningbusinessunit_value@Microsoft.Dynamics.CRM.lookuplogicalname":"businessunit","_owningbusinessunit_value":"a368de65-caa8-ec11-9841-002248384e71","_ownerid_display":"Ribeiro Soeiro da Silva, Paulo","_modifiedby_display":"Ribeiro Soeiro da Silva, Paulo","_createdby_display":"Ribeiro Soeiro da Silva, Paulo","_owningbusinessunit_display":"org2443a0e3"}</text:p>
          </table:table-cell>
          <table:table-cell table:number-columns-repeated="16380"/>
        </table:table-row>
        <table:table-row table:style-name="ro1">
          <table:table-cell table:number-columns-repeated="3" table:style-name="ce1"/>
          <table:table-cell office:value-type="string" table:style-name="ce1">
            <text:p>{"@odata.etag":"W/\"3995916\"","cr365_nome_do_estado":"Amazonas","cr365_sigla_do_estado":"AM","statecode@OData.Community.Display.V1.FormattedValue":"Ativo(a)","statecode":0,"utcconversiontimezonecode":null,"createdon@OData.Community.Display.V1.FormattedValue":"29/03/2022 19:09","createdon":"2022-03-29T19:09:22Z","modifiedon@OData.Community.Display.V1.FormattedValue":"29/03/2022 19:09","modifiedon":"2022-03-29T19:09:22Z","versionnumber@OData.Community.Display.V1.FormattedValue":"3.995.916","versionnumber":3995916,"importsequencenumber":null,"timezoneruleversionnumber":null,"statuscode@OData.Community.Display.V1.FormattedValue":"Ativo(a)","statuscode":1,"overriddencreatedon":null,"cr365_tabela_estadosid":"23638abc-93af-ec11-9840-00224837407a","_createdby_value@OData.Community.Display.V1.FormattedValue":"Ribeiro Soeiro da Silva, Paulo","_createdby_value@Microsoft.Dynamics.CRM.lookuplogicalname":"systemuser","_createdby_value":"272cec80-4ba9-ec11-9841-002248384e71","_createdonbehalfby_value":null,"_owningteam_value":null,"_modifiedby_value@OData.Community.Display.V1.FormattedValue":"Ribeiro Soeiro da Silva, Paulo","_modifiedby_value@Microsoft.Dynamics.CRM.lookuplogicalname":"systemuser","_modifiedby_value":"272cec80-4ba9-ec11-9841-002248384e71","_modifiedonbehalfby_value":null,"_ownerid_value@OData.Community.Display.V1.FormattedValue":"Ribeiro Soeiro da Silva, Paulo","_ownerid_value@Microsoft.Dynamics.CRM.associatednavigationproperty":"ownerid","_ownerid_value@Microsoft.Dynamics.CRM.lookuplogicalname":"systemuser","_ownerid_value":"272cec80-4ba9-ec11-9841-002248384e71","_owningbusinessunit_value@OData.Community.Display.V1.FormattedValue":"org2443a0e3","_owningbusinessunit_value@Microsoft.Dynamics.CRM.associatednavigationproperty":"owningbusinessunit","_owningbusinessunit_value@Microsoft.Dynamics.CRM.lookuplogicalname":"businessunit","_owningbusinessunit_value":"a368de65-caa8-ec11-9841-002248384e71","_ownerid_display":"Ribeiro Soeiro da Silva, Paulo","_modifiedby_display":"Ribeiro Soeiro da Silva, Paulo","_createdby_display":"Ribeiro Soeiro da Silva, Paulo","_owningbusinessunit_display":"org2443a0e3"}</text:p>
          </table:table-cell>
          <table:table-cell table:number-columns-repeated="16380"/>
        </table:table-row>
        <table:table-row table:style-name="ro1">
          <table:table-cell table:number-columns-repeated="3" table:style-name="ce1"/>
          <table:table-cell office:value-type="string" table:style-name="ce1">
            <text:p>{"@odata.etag":"W/\"3995917\"","cr365_nome_do_estado":"Bahia","cr365_sigla_do_estado":"BA","statecode@OData.Community.Display.V1.FormattedValue":"Ativo(a)","statecode":0,"utcconversiontimezonecode":null,"createdon@OData.Community.Display.V1.FormattedValue":"29/03/2022 19:09","createdon":"2022-03-29T19:09:22Z","modifiedon@OData.Community.Display.V1.FormattedValue":"29/03/2022 19:09","modifiedon":"2022-03-29T19:09:22Z","versionnumber@OData.Community.Display.V1.FormattedValue":"3.995.917","versionnumber":3995917,"importsequencenumber":null,"timezoneruleversionnumber":null,"statuscode@OData.Community.Display.V1.FormattedValue":"Ativo(a)","statuscode":1,"overriddencreatedon":null,"cr365_tabela_estadosid":"24638abc-93af-ec11-9840-00224837407a","_createdby_value@OData.Community.Display.V1.FormattedValue":"Ribeiro Soeiro da Silva, Paulo","_createdby_value@Microsoft.Dynamics.CRM.lookuplogicalname":"systemuser","_createdby_value":"272cec80-4ba9-ec11-9841-002248384e71","_createdonbehalfby_value":null,"_owningteam_value":null,"_modifiedby_value@OData.Community.Display.V1.FormattedValue":"Ribeiro Soeiro da Silva, Paulo","_modifiedby_value@Microsoft.Dynamics.CRM.lookuplogicalname":"systemuser","_modifiedby_value":"272cec80-4ba9-ec11-9841-002248384e71","_modifiedonbehalfby_value":null,"_ownerid_value@OData.Community.Display.V1.FormattedValue":"Ribeiro Soeiro da Silva, Paulo","_ownerid_value@Microsoft.Dynamics.CRM.associatednavigationproperty":"ownerid","_ownerid_value@Microsoft.Dynamics.CRM.lookuplogicalname":"systemuser","_ownerid_value":"272cec80-4ba9-ec11-9841-002248384e71","_owningbusinessunit_value@OData.Community.Display.V1.FormattedValue":"org2443a0e3","_owningbusinessunit_value@Microsoft.Dynamics.CRM.associatednavigationproperty":"owningbusinessunit","_owningbusinessunit_value@Microsoft.Dynamics.CRM.lookuplogicalname":"businessunit","_owningbusinessunit_value":"a368de65-caa8-ec11-9841-002248384e71","_ownerid_display":"Ribeiro Soeiro da Silva, Paulo","_modifiedby_display":"Ribeiro Soeiro da Silva, Paulo","_createdby_display":"Ribeiro Soeiro da Silva, Paulo","_owningbusinessunit_display":"org2443a0e3"}</text:p>
          </table:table-cell>
          <table:table-cell table:number-columns-repeated="16380"/>
        </table:table-row>
        <table:table-row table:style-name="ro1">
          <table:table-cell table:number-columns-repeated="3" table:style-name="ce1"/>
          <table:table-cell office:value-type="string" table:style-name="ce1">
            <text:p>{"@odata.etag":"W/\"3995918\"","cr365_nome_do_estado":"Ceará","cr365_sigla_do_estado":"CE","statecode@OData.Community.Display.V1.FormattedValue":"Ativo(a)","statecode":0,"utcconversiontimezonecode":null,"createdon@OData.Community.Display.V1.FormattedValue":"29/03/2022 19:09","createdon":"2022-03-29T19:09:22Z","modifiedon@OData.Community.Display.V1.FormattedValue":"29/03/2022 19:09","modifiedon":"2022-03-29T19:09:22Z","versionnumber@OData.Community.Display.V1.FormattedValue":"3.995.918","versionnumber":3995918,"importsequencenumber":null,"timezoneruleversionnumber":null,"statuscode@OData.Community.Display.V1.FormattedValue":"Ativo(a)","statuscode":1,"overriddencreatedon":null,"cr365_tabela_estadosid":"25638abc-93af-ec11-9840-00224837407a","_createdby_value@OData.Community.Display.V1.FormattedValue":"Ribeiro Soeiro da Silva, Paulo","_createdby_value@Microsoft.Dynamics.CRM.lookuplogicalname":"systemuser","_createdby_value":"272cec80-4ba9-ec11-9841-002248384e71","_createdonbehalfby_value":null,"_owningteam_value":null,"_modifiedby_value@OData.Community.Display.V1.FormattedValue":"Ribeiro Soeiro da Silva, Paulo","_modifiedby_value@Microsoft.Dynamics.CRM.lookuplogicalname":"systemuser","_modifiedby_value":"272cec80-4ba9-ec11-9841-002248384e71","_modifiedonbehalfby_value":null,"_ownerid_value@OData.Community.Display.V1.FormattedValue":"Ribeiro Soeiro da Silva, Paulo","_ownerid_value@Microsoft.Dynamics.CRM.associatednavigationproperty":"ownerid","_ownerid_value@Microsoft.Dynamics.CRM.lookuplogicalname":"systemuser","_ownerid_value":"272cec80-4ba9-ec11-9841-002248384e71","_owningbusinessunit_value@OData.Community.Display.V1.FormattedValue":"org2443a0e3","_owningbusinessunit_value@Microsoft.Dynamics.CRM.associatednavigationproperty":"owningbusinessunit","_owningbusinessunit_value@Microsoft.Dynamics.CRM.lookuplogicalname":"businessunit","_owningbusinessunit_value":"a368de65-caa8-ec11-9841-002248384e71","_ownerid_display":"Ribeiro Soeiro da Silva, Paulo","_modifiedby_display":"Ribeiro Soeiro da Silva, Paulo","_createdby_display":"Ribeiro Soeiro da Silva, Paulo","_owningbusinessunit_display":"org2443a0e3"}</text:p>
          </table:table-cell>
          <table:table-cell table:number-columns-repeated="16380"/>
        </table:table-row>
        <table:table-row table:style-name="ro1">
          <table:table-cell table:number-columns-repeated="3" table:style-name="ce1"/>
          <table:table-cell office:value-type="string" table:style-name="ce1">
            <text:p>{"@odata.etag":"W/\"3995919\"","cr365_nome_do_estado":"Distrito Federal","cr365_sigla_do_estado":"DF","statecode@OData.Community.Display.V1.FormattedValue":"Ativo(a)","statecode":0,"utcconversiontimezonecode":null,"createdon@OData.Community.Display.V1.FormattedValue":"29/03/2022 19:09","createdon":"2022-03-29T19:09:22Z","modifiedon@OData.Community.Display.V1.FormattedValue":"29/03/2022 19:09","modifiedon":"2022-03-29T19:09:22Z","versionnumber@OData.Community.Display.V1.FormattedValue":"3.995.919","versionnumber":3995919,"importsequencenumber":null,"timezoneruleversionnumber":null,"statuscode@OData.Community.Display.V1.FormattedValue":"Ativo(a)","statuscode":1,"overriddencreatedon":null,"cr365_tabela_estadosid":"26638abc-93af-ec11-9840-00224837407a","_createdby_value@OData.Community.Display.V1.FormattedValue":"Ribeiro Soeiro da Silva, Paulo","_createdby_value@Microsoft.Dynamics.CRM.lookuplogicalname":"systemuser","_createdby_value":"272cec80-4ba9-ec11-9841-002248384e71","_createdonbehalfby_value":null,"_owningteam_value":null,"_modifiedby_value@OData.Community.Display.V1.FormattedValue":"Ribeiro Soeiro da Silva, Paulo","_modifiedby_value@Microsoft.Dynamics.CRM.lookuplogicalname":"systemuser","_modifiedby_value":"272cec80-4ba9-ec11-9841-002248384e71","_modifiedonbehalfby_value":null,"_ownerid_value@OData.Community.Display.V1.FormattedValue":"Ribeiro Soeiro da Silva, Paulo","_ownerid_value@Microsoft.Dynamics.CRM.associatednavigationproperty":"ownerid","_ownerid_value@Microsoft.Dynamics.CRM.lookuplogicalname":"systemuser","_ownerid_value":"272cec80-4ba9-ec11-9841-002248384e71","_owningbusinessunit_value@OData.Community.Display.V1.FormattedValue":"org2443a0e3","_owningbusinessunit_value@Microsoft.Dynamics.CRM.associatednavigationproperty":"owningbusinessunit","_owningbusinessunit_value@Microsoft.Dynamics.CRM.lookuplogicalname":"businessunit","_owningbusinessunit_value":"a368de65-caa8-ec11-9841-002248384e71","_ownerid_display":"Ribeiro Soeiro da Silva, Paulo","_modifiedby_display":"Ribeiro Soeiro da Silva, Paulo","_createdby_display":"Ribeiro Soeiro da Silva, Paulo","_owningbusinessunit_display":"org2443a0e3"}</text:p>
          </table:table-cell>
          <table:table-cell table:number-columns-repeated="16380"/>
        </table:table-row>
        <table:table-row table:style-name="ro1">
          <table:table-cell table:number-columns-repeated="3" table:style-name="ce1"/>
          <table:table-cell office:value-type="string" table:style-name="ce1">
            <text:p>{"@odata.etag":"W/\"3995920\"","cr365_nome_do_estado":"Espírito Santo","cr365_sigla_do_estado":"ES","statecode@OData.Community.Display.V1.FormattedValue":"Ativo(a)","statecode":0,"utcconversiontimezonecode":null,"createdon@OData.Community.Display.V1.FormattedValue":"29/03/2022 19:09","createdon":"2022-03-29T19:09:22Z","modifiedon@OData.Community.Display.V1.FormattedValue":"29/03/2022 19:09","modifiedon":"2022-03-29T19:09:22Z","versionnumber@OData.Community.Display.V1.FormattedValue":"3.995.920","versionnumber":3995920,"importsequencenumber":null,"timezoneruleversionnumber":null,"statuscode@OData.Community.Display.V1.FormattedValue":"Ativo(a)","statuscode":1,"overriddencreatedon":null,"cr365_tabela_estadosid":"27638abc-93af-ec11-9840-00224837407a","_createdby_value@OData.Community.Display.V1.FormattedValue":"Ribeiro Soeiro da Silva, Paulo","_createdby_value@Microsoft.Dynamics.CRM.lookuplogicalname":"systemuser","_createdby_value":"272cec80-4ba9-ec11-9841-002248384e71","_createdonbehalfby_value":null,"_owningteam_value":null,"_modifiedby_value@OData.Community.Display.V1.FormattedValue":"Ribeiro Soeiro da Silva, Paulo","_modifiedby_value@Microsoft.Dynamics.CRM.lookuplogicalname":"systemuser","_modifiedby_value":"272cec80-4ba9-ec11-9841-002248384e71","_modifiedonbehalfby_value":null,"_ownerid_value@OData.Community.Display.V1.FormattedValue":"Ribeiro Soeiro da Silva, Paulo","_ownerid_value@Microsoft.Dynamics.CRM.associatednavigationproperty":"ownerid","_ownerid_value@Microsoft.Dynamics.CRM.lookuplogicalname":"systemuser","_ownerid_value":"272cec80-4ba9-ec11-9841-002248384e71","_owningbusinessunit_value@OData.Community.Display.V1.FormattedValue":"org2443a0e3","_owningbusinessunit_value@Microsoft.Dynamics.CRM.associatednavigationproperty":"owningbusinessunit","_owningbusinessunit_value@Microsoft.Dynamics.CRM.lookuplogicalname":"businessunit","_owningbusinessunit_value":"a368de65-caa8-ec11-9841-002248384e71","_ownerid_display":"Ribeiro Soeiro da Silva, Paulo","_modifiedby_display":"Ribeiro Soeiro da Silva, Paulo","_createdby_display":"Ribeiro Soeiro da Silva, Paulo","_owningbusinessunit_display":"org2443a0e3"}</text:p>
          </table:table-cell>
          <table:table-cell table:number-columns-repeated="16380"/>
        </table:table-row>
        <table:table-row table:style-name="ro1">
          <table:table-cell table:number-columns-repeated="3" table:style-name="ce1"/>
          <table:table-cell office:value-type="string" table:style-name="ce1">
            <text:p>{"@odata.etag":"W/\"3995921\"","cr365_nome_do_estado":"Goiás","cr365_sigla_do_estado":"GO","statecode@OData.Community.Display.V1.FormattedValue":"Ativo(a)","statecode":0,"utcconversiontimezonecode":null,"createdon@OData.Community.Display.V1.FormattedValue":"29/03/2022 19:09","createdon":"2022-03-29T19:09:22Z","modifiedon@OData.Community.Display.V1.FormattedValue":"29/03/2022 19:09","modifiedon":"2022-03-29T19:09:22Z","versionnumber@OData.Community.Display.V1.FormattedValue":"3.995.921","versionnumber":3995921,"importsequencenumber":null,"timezoneruleversionnumber":null,"statuscode@OData.Community.Display.V1.FormattedValue":"Ativo(a)","statuscode":1,"overriddencreatedon":null,"cr365_tabela_estadosid":"28638abc-93af-ec11-9840-00224837407a","_createdby_value@OData.Community.Display.V1.FormattedValue":"Ribeiro Soeiro da Silva, Paulo","_createdby_value@Microsoft.Dynamics.CRM.lookuplogicalname":"systemuser","_createdby_value":"272cec80-4ba9-ec11-9841-002248384e71","_createdonbehalfby_value":null,"_owningteam_value":null,"_modifiedby_value@OData.Community.Display.V1.FormattedValue":"Ribeiro Soeiro da Silva, Paulo","_modifiedby_value@Microsoft.Dynamics.CRM.lookuplogicalname":"systemuser","_modifiedby_value":"272cec80-4ba9-ec11-9841-002248384e71","_modifiedonbehalfby_value":null,"_ownerid_value@OData.Community.Display.V1.FormattedValue":"Ribeiro Soeiro da Silva, Paulo","_ownerid_value@Microsoft.Dynamics.CRM.associatednavigationproperty":"ownerid","_ownerid_value@Microsoft.Dynamics.CRM.lookuplogicalname":"systemuser","_ownerid_value":"272cec80-4ba9-ec11-9841-002248384e71","_owningbusinessunit_value@OData.Community.Display.V1.FormattedValue":"org2443a0e3","_owningbusinessunit_value@Microsoft.Dynamics.CRM.associatednavigationproperty":"owningbusinessunit","_owningbusinessunit_value@Microsoft.Dynamics.CRM.lookuplogicalname":"businessunit","_owningbusinessunit_value":"a368de65-caa8-ec11-9841-002248384e71","_ownerid_display":"Ribeiro Soeiro da Silva, Paulo","_modifiedby_display":"Ribeiro Soeiro da Silva, Paulo","_createdby_display":"Ribeiro Soeiro da Silva, Paulo","_owningbusinessunit_display":"org2443a0e3"}</text:p>
          </table:table-cell>
          <table:table-cell table:number-columns-repeated="16380"/>
        </table:table-row>
        <table:table-row table:style-name="ro1">
          <table:table-cell table:number-columns-repeated="3" table:style-name="ce1"/>
          <table:table-cell office:value-type="string" table:style-name="ce1">
            <text:p>{"@odata.etag":"W/\"3995922\"","cr365_nome_do_estado":"Maranhão","cr365_sigla_do_estado":"MA","statecode@OData.Community.Display.V1.FormattedValue":"Ativo(a)","statecode":0,"utcconversiontimezonecode":null,"createdon@OData.Community.Display.V1.FormattedValue":"29/03/2022 19:09","createdon":"2022-03-29T19:09:22Z","modifiedon@OData.Community.Display.V1.FormattedValue":"29/03/2022 19:09","modifiedon":"2022-03-29T19:09:22Z","versionnumber@OData.Community.Display.V1.FormattedValue":"3.995.922","versionnumber":3995922,"importsequencenumber":null,"timezoneruleversionnumber":null,"statuscode@OData.Community.Display.V1.FormattedValue":"Ativo(a)","statuscode":1,"overriddencreatedon":null,"cr365_tabela_estadosid":"29638abc-93af-ec11-9840-00224837407a","_createdby_value@OData.Community.Display.V1.FormattedValue":"Ribeiro Soeiro da Silva, Paulo","_createdby_value@Microsoft.Dynamics.CRM.lookuplogicalname":"systemuser","_createdby_value":"272cec80-4ba9-ec11-9841-002248384e71","_createdonbehalfby_value":null,"_owningteam_value":null,"_modifiedby_value@OData.Community.Display.V1.FormattedValue":"Ribeiro Soeiro da Silva, Paulo","_modifiedby_value@Microsoft.Dynamics.CRM.lookuplogicalname":"systemuser","_modifiedby_value":"272cec80-4ba9-ec11-9841-002248384e71","_modifiedonbehalfby_value":null,"_ownerid_value@OData.Community.Display.V1.FormattedValue":"Ribeiro Soeiro da Silva, Paulo","_ownerid_value@Microsoft.Dynamics.CRM.associatednavigationproperty":"ownerid","_ownerid_value@Microsoft.Dynamics.CRM.lookuplogicalname":"systemuser","_ownerid_value":"272cec80-4ba9-ec11-9841-002248384e71","_owningbusinessunit_value@OData.Community.Display.V1.FormattedValue":"org2443a0e3","_owningbusinessunit_value@Microsoft.Dynamics.CRM.associatednavigationproperty":"owningbusinessunit","_owningbusinessunit_value@Microsoft.Dynamics.CRM.lookuplogicalname":"businessunit","_owningbusinessunit_value":"a368de65-caa8-ec11-9841-002248384e71","_ownerid_display":"Ribeiro Soeiro da Silva, Paulo","_modifiedby_display":"Ribeiro Soeiro da Silva, Paulo","_createdby_display":"Ribeiro Soeiro da Silva, Paulo","_owningbusinessunit_display":"org2443a0e3"}</text:p>
          </table:table-cell>
          <table:table-cell table:number-columns-repeated="16380"/>
        </table:table-row>
        <table:table-row table:style-name="ro1">
          <table:table-cell table:number-columns-repeated="3" table:style-name="ce1"/>
          <table:table-cell office:value-type="string" table:style-name="ce1">
            <text:p>{"@odata.etag":"W/\"3995923\"","cr365_nome_do_estado":"Mato Grosso","cr365_sigla_do_estado":"MT","statecode@OData.Community.Display.V1.FormattedValue":"Ativo(a)","statecode":0,"utcconversiontimezonecode":null,"createdon@OData.Community.Display.V1.FormattedValue":"29/03/2022 19:09","createdon":"2022-03-29T19:09:22Z","modifiedon@OData.Community.Display.V1.FormattedValue":"29/03/2022 19:09","modifiedon":"2022-03-29T19:09:22Z","versionnumber@OData.Community.Display.V1.FormattedValue":"3.995.923","versionnumber":3995923,"importsequencenumber":null,"timezoneruleversionnumber":null,"statuscode@OData.Community.Display.V1.FormattedValue":"Ativo(a)","statuscode":1,"overriddencreatedon":null,"cr365_tabela_estadosid":"2a638abc-93af-ec11-9840-00224837407a","_createdby_value@OData.Community.Display.V1.FormattedValue":"Ribeiro Soeiro da Silva, Paulo","_createdby_value@Microsoft.Dynamics.CRM.lookuplogicalname":"systemuser","_createdby_value":"272cec80-4ba9-ec11-9841-002248384e71","_createdonbehalfby_value":null,"_owningteam_value":null,"_modifiedby_value@OData.Community.Display.V1.FormattedValue":"Ribeiro Soeiro da Silva, Paulo","_modifiedby_value@Microsoft.Dynamics.CRM.lookuplogicalname":"systemuser","_modifiedby_value":"272cec80-4ba9-ec11-9841-002248384e71","_modifiedonbehalfby_value":null,"_ownerid_value@OData.Community.Display.V1.FormattedValue":"Ribeiro Soeiro da Silva, Paulo","_ownerid_value@Microsoft.Dynamics.CRM.associatednavigationproperty":"ownerid","_ownerid_value@Microsoft.Dynamics.CRM.lookuplogicalname":"systemuser","_ownerid_value":"272cec80-4ba9-ec11-9841-002248384e71","_owningbusinessunit_value@OData.Community.Display.V1.FormattedValue":"org2443a0e3","_owningbusinessunit_value@Microsoft.Dynamics.CRM.associatednavigationproperty":"owningbusinessunit","_owningbusinessunit_value@Microsoft.Dynamics.CRM.lookuplogicalname":"businessunit","_owningbusinessunit_value":"a368de65-caa8-ec11-9841-002248384e71","_ownerid_display":"Ribeiro Soeiro da Silva, Paulo","_modifiedby_display":"Ribeiro Soeiro da Silva, Paulo","_createdby_display":"Ribeiro Soeiro da Silva, Paulo","_owningbusinessunit_display":"org2443a0e3"}</text:p>
          </table:table-cell>
          <table:table-cell table:number-columns-repeated="16380"/>
        </table:table-row>
        <table:table-row table:style-name="ro1">
          <table:table-cell table:number-columns-repeated="3" table:style-name="ce1"/>
          <table:table-cell office:value-type="string" table:style-name="ce1">
            <text:p>{"@odata.etag":"W/\"3995924\"","cr365_nome_do_estado":"Mato Grosso do Sul","cr365_sigla_do_estado":"MS","statecode@OData.Community.Display.V1.FormattedValue":"Ativo(a)","statecode":0,"utcconversiontimezonecode":null,"createdon@OData.Community.Display.V1.FormattedValue":"29/03/2022 19:09","createdon":"2022-03-29T19:09:22Z","modifiedon@OData.Community.Display.V1.FormattedValue":"29/03/2022 19:09","modifiedon":"2022-03-29T19:09:22Z","versionnumber@OData.Community.Display.V1.FormattedValue":"3.995.924","versionnumber":3995924,"importsequencenumber":null,"timezoneruleversionnumber":null,"statuscode@OData.Community.Display.V1.FormattedValue":"Ativo(a)","statuscode":1,"overriddencreatedon":null,"cr365_tabela_estadosid":"2b638abc-93af-ec11-9840-00224837407a","_createdby_value@OData.Community.Display.V1.FormattedValue":"Ribeiro Soeiro da Silva, Paulo","_createdby_value@Microsoft.Dynamics.CRM.lookuplogicalname":"systemuser","_createdby_value":"272cec80-4ba9-ec11-9841-002248384e71","_createdonbehalfby_value":null,"_owningteam_value":null,"_modifiedby_value@OData.Community.Display.V1.FormattedValue":"Ribeiro Soeiro da Silva, Paulo","_modifiedby_value@Microsoft.Dynamics.CRM.lookuplogicalname":"systemuser","_modifiedby_value":"272cec80-4ba9-ec11-9841-002248384e71","_modifiedonbehalfby_value":null,"_ownerid_value@OData.Community.Display.V1.FormattedValue":"Ribeiro Soeiro da Silva, Paulo","_ownerid_value@Microsoft.Dynamics.CRM.associatednavigationproperty":"ownerid","_ownerid_value@Microsoft.Dynamics.CRM.lookuplogicalname":"systemuser","_ownerid_value":"272cec80-4ba9-ec11-9841-002248384e71","_owningbusinessunit_value@OData.Community.Display.V1.FormattedValue":"org2443a0e3","_owningbusinessunit_value@Microsoft.Dynamics.CRM.associatednavigationproperty":"owningbusinessunit","_owningbusinessunit_value@Microsoft.Dynamics.CRM.lookuplogicalname":"businessunit","_owningbusinessunit_value":"a368de65-caa8-ec11-9841-002248384e71","_ownerid_display":"Ribeiro Soeiro da Silva, Paulo","_modifiedby_display":"Ribeiro Soeiro da Silva, Paulo","_createdby_display":"Ribeiro Soeiro da Silva, Paulo","_owningbusinessunit_display":"org2443a0e3"}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string" table:style-name="ce1">
            <text:p>{"@odata.etag":"W/\"3995925\"","cr365_nome_do_estado":"Minas Gerais","cr365_sigla_do_estado":"MG","statecode@OData.Community.Display.V1.FormattedValue":"Ativo(a)","statecode":0,"utcconversiontimezonecode":null,"createdon@OData.Community.Display.V1.FormattedValue":"29/03/2022 19:09","createdon":"2022-03-29T19:09:23Z","modifiedon@OData.Community.Display.V1.FormattedValue":"29/03/2022 19:09","modifiedon":"2022-03-29T19:09:23Z","versionnumber@OData.Community.Display.V1.FormattedValue":"3.995.925","versionnumber":3995925,"importsequencenumber":null,"timezoneruleversionnumber":null,"statuscode@OData.Community.Display.V1.FormattedValue":"Ativo(a)","statuscode":1,"overriddencreatedon":null,"cr365_tabela_estadosid":"2c638abc-93af-ec11-9840-00224837407a","_createdby_value@OData.Community.Display.V1.FormattedValue":"Ribeiro Soeiro da Silva, Paulo","_createdby_value@Microsoft.Dynamics.CRM.lookuplogicalname":"systemuser","_createdby_value":"272cec80-4ba9-ec11-9841-002248384e71","_createdonbehalfby_value":null,"_owningteam_value":null,"_modifiedby_value@OData.Community.Display.V1.FormattedValue":"Ribeiro Soeiro da Silva, Paulo","_modifiedby_value@Microsoft.Dynamics.CRM.lookuplogicalname":"systemuser","_modifiedby_value":"272cec80-4ba9-ec11-9841-002248384e71","_modifiedonbehalfby_value":null,"_ownerid_value@OData.Community.Display.V1.FormattedValue":"Ribeiro Soeiro da Silva, Paulo","_ownerid_value@Microsoft.Dynamics.CRM.associatednavigationproperty":"ownerid","_ownerid_value@Microsoft.Dynamics.CRM.lookuplogicalname":"systemuser","_ownerid_value":"272cec80-4ba9-ec11-9841-002248384e71","_owningbusinessunit_value@OData.Community.Display.V1.FormattedValue":"org2443a0e3","_owningbusinessunit_value@Microsoft.Dynamics.CRM.associatednavigationproperty":"owningbusinessunit","_owningbusinessunit_value@Microsoft.Dynamics.CRM.lookuplogicalname":"businessunit","_owningbusinessunit_value":"a368de65-caa8-ec11-9841-002248384e71","_ownerid_display":"Ribeiro Soeiro da Silva, Paulo","_modifiedby_display":"Ribeiro Soeiro da Silva, Paulo","_createdby_display":"Ribeiro Soeiro da Silva, Paulo","_owningbusinessunit_display":"org2443a0e3"}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string" table:style-name="ce1">
            <text:p>{"@odata.etag":"W/\"3995926\"","cr365_nome_do_estado":"Pará","cr365_sigla_do_estado":"PA","statecode@OData.Community.Display.V1.FormattedValue":"Ativo(a)","statecode":0,"utcconversiontimezonecode":null,"createdon@OData.Community.Display.V1.FormattedValue":"29/03/2022 19:09","createdon":"2022-03-29T19:09:23Z","modifiedon@OData.Community.Display.V1.FormattedValue":"29/03/2022 19:09","modifiedon":"2022-03-29T19:09:23Z","versionnumber@OData.Community.Display.V1.FormattedValue":"3.995.926","versionnumber":3995926,"importsequencenumber":null,"timezoneruleversionnumber":null,"statuscode@OData.Community.Display.V1.FormattedValue":"Ativo(a)","statuscode":1,"overriddencreatedon":null,"cr365_tabela_estadosid":"2d638abc-93af-ec11-9840-00224837407a","_createdby_value@OData.Community.Display.V1.FormattedValue":"Ribeiro Soeiro da Silva, Paulo","_createdby_value@Microsoft.Dynamics.CRM.lookuplogicalname":"systemuser","_createdby_value":"272cec80-4ba9-ec11-9841-002248384e71","_createdonbehalfby_value":null,"_owningteam_value":null,"_modifiedby_value@OData.Community.Display.V1.FormattedValue":"Ribeiro Soeiro da Silva, Paulo","_modifiedby_value@Microsoft.Dynamics.CRM.lookuplogicalname":"systemuser","_modifiedby_value":"272cec80-4ba9-ec11-9841-002248384e71","_modifiedonbehalfby_value":null,"_ownerid_value@OData.Community.Display.V1.FormattedValue":"Ribeiro Soeiro da Silva, Paulo","_ownerid_value@Microsoft.Dynamics.CRM.associatednavigationproperty":"ownerid","_ownerid_value@Microsoft.Dynamics.CRM.lookuplogicalname":"systemuser","_ownerid_value":"272cec80-4ba9-ec11-9841-002248384e71","_owningbusinessunit_value@OData.Community.Display.V1.FormattedValue":"org2443a0e3","_owningbusinessunit_value@Microsoft.Dynamics.CRM.associatednavigationproperty":"owningbusinessunit","_owningbusinessunit_value@Microsoft.Dynamics.CRM.lookuplogicalname":"businessunit","_owningbusinessunit_value":"a368de65-caa8-ec11-9841-002248384e71","_ownerid_display":"Ribeiro Soeiro da Silva, Paulo","_modifiedby_display":"Ribeiro Soeiro da Silva, Paulo","_createdby_display":"Ribeiro Soeiro da Silva, Paulo","_owningbusinessunit_display":"org2443a0e3"}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string" table:style-name="ce1">
            <text:p>{"@odata.etag":"W/\"3995927\"","cr365_nome_do_estado":"Paraná","cr365_sigla_do_estado":"PR","statecode@OData.Community.Display.V1.FormattedValue":"Ativo(a)","statecode":0,"utcconversiontimezonecode":null,"createdon@OData.Community.Display.V1.FormattedValue":"29/03/2022 19:09","createdon":"2022-03-29T19:09:23Z","modifiedon@OData.Community.Display.V1.FormattedValue":"29/03/2022 19:09","modifiedon":"2022-03-29T19:09:23Z","versionnumber@OData.Community.Display.V1.FormattedValue":"3.995.927","versionnumber":3995927,"importsequencenumber":null,"timezoneruleversionnumber":null,"statuscode@OData.Community.Display.V1.FormattedValue":"Ativo(a)","statuscode":1,"overriddencreatedon":null,"cr365_tabela_estadosid":"2e638abc-93af-ec11-9840-00224837407a","_createdby_value@OData.Community.Display.V1.FormattedValue":"Ribeiro Soeiro da Silva, Paulo","_createdby_value@Microsoft.Dynamics.CRM.lookuplogicalname":"systemuser","_createdby_value":"272cec80-4ba9-ec11-9841-002248384e71","_createdonbehalfby_value":null,"_owningteam_value":null,"_modifiedby_value@OData.Community.Display.V1.FormattedValue":"Ribeiro Soeiro da Silva, Paulo","_modifiedby_value@Microsoft.Dynamics.CRM.lookuplogicalname":"systemuser","_modifiedby_value":"272cec80-4ba9-ec11-9841-002248384e71","_modifiedonbehalfby_value":null,"_ownerid_value@OData.Community.Display.V1.FormattedValue":"Ribeiro Soeiro da Silva, Paulo","_ownerid_value@Microsoft.Dynamics.CRM.associatednavigationproperty":"ownerid","_ownerid_value@Microsoft.Dynamics.CRM.lookuplogicalname":"systemuser","_ownerid_value":"272cec80-4ba9-ec11-9841-002248384e71","_owningbusinessunit_value@OData.Community.Display.V1.FormattedValue":"org2443a0e3","_owningbusinessunit_value@Microsoft.Dynamics.CRM.associatednavigationproperty":"owningbusinessunit","_owningbusinessunit_value@Microsoft.Dynamics.CRM.lookuplogicalname":"businessunit","_owningbusinessunit_value":"a368de65-caa8-ec11-9841-002248384e71","_ownerid_display":"Ribeiro Soeiro da Silva, Paulo","_modifiedby_display":"Ribeiro Soeiro da Silva, Paulo","_createdby_display":"Ribeiro Soeiro da Silva, Paulo","_owningbusinessunit_display":"org2443a0e3"}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string" table:style-name="ce1">
            <text:p>{"@odata.etag":"W/\"3995928\"","cr365_nome_do_estado":"Pernambuco","cr365_sigla_do_estado":"PE","statecode@OData.Community.Display.V1.FormattedValue":"Ativo(a)","statecode":0,"utcconversiontimezonecode":null,"createdon@OData.Community.Display.V1.FormattedValue":"29/03/2022 19:09","createdon":"2022-03-29T19:09:23Z","modifiedon@OData.Community.Display.V1.FormattedValue":"29/03/2022 19:09","modifiedon":"2022-03-29T19:09:23Z","versionnumber@OData.Community.Display.V1.FormattedValue":"3.995.928","versionnumber":3995928,"importsequencenumber":null,"timezoneruleversionnumber":null,"statuscode@OData.Community.Display.V1.FormattedValue":"Ativo(a)","statuscode":1,"overriddencreatedon":null,"cr365_tabela_estadosid":"2f638abc-93af-ec11-9840-00224837407a","_createdby_value@OData.Community.Display.V1.FormattedValue":"Ribeiro Soeiro da Silva, Paulo","_createdby_value@Microsoft.Dynamics.CRM.lookuplogicalname":"systemuser","_createdby_value":"272cec80-4ba9-ec11-9841-002248384e71","_createdonbehalfby_value":null,"_owningteam_value":null,"_modifiedby_value@OData.Community.Display.V1.FormattedValue":"Ribeiro Soeiro da Silva, Paulo","_modifiedby_value@Microsoft.Dynamics.CRM.lookuplogicalname":"systemuser","_modifiedby_value":"272cec80-4ba9-ec11-9841-002248384e71","_modifiedonbehalfby_value":null,"_ownerid_value@OData.Community.Display.V1.FormattedValue":"Ribeiro Soeiro da Silva, Paulo","_ownerid_value@Microsoft.Dynamics.CRM.associatednavigationproperty":"ownerid","_ownerid_value@Microsoft.Dynamics.CRM.lookuplogicalname":"systemuser","_ownerid_value":"272cec80-4ba9-ec11-9841-002248384e71","_owningbusinessunit_value@OData.Community.Display.V1.FormattedValue":"org2443a0e3","_owningbusinessunit_value@Microsoft.Dynamics.CRM.associatednavigationproperty":"owningbusinessunit","_owningbusinessunit_value@Microsoft.Dynamics.CRM.lookuplogicalname":"businessunit","_owningbusinessunit_value":"a368de65-caa8-ec11-9841-002248384e71","_ownerid_display":"Ribeiro Soeiro da Silva, Paulo","_modifiedby_display":"Ribeiro Soeiro da Silva, Paulo","_createdby_display":"Ribeiro Soeiro da Silva, Paulo","_owningbusinessunit_display":"org2443a0e3"}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string" table:style-name="ce1">
            <text:p>{"@odata.etag":"W/\"3995929\"","cr365_nome_do_estado":"Piauí","cr365_sigla_do_estado":"PI","statecode@OData.Community.Display.V1.FormattedValue":"Ativo(a)","statecode":0,"utcconversiontimezonecode":null,"createdon@OData.Community.Display.V1.FormattedValue":"29/03/2022 19:09","createdon":"2022-03-29T19:09:23Z","modifiedon@OData.Community.Display.V1.FormattedValue":"29/03/2022 19:09","modifiedon":"2022-03-29T19:09:23Z","versionnumber@OData.Community.Display.V1.FormattedValue":"3.995.929","versionnumber":3995929,"importsequencenumber":null,"timezoneruleversionnumber":null,"statuscode@OData.Community.Display.V1.FormattedValue":"Ativo(a)","statuscode":1,"overriddencreatedon":null,"cr365_tabela_estadosid":"30638abc-93af-ec11-9840-00224837407a","_createdby_value@OData.Community.Display.V1.FormattedValue":"Ribeiro Soeiro da Silva, Paulo","_createdby_value@Microsoft.Dynamics.CRM.lookuplogicalname":"systemuser","_createdby_value":"272cec80-4ba9-ec11-9841-002248384e71","_createdonbehalfby_value":null,"_owningteam_value":null,"_modifiedby_value@OData.Community.Display.V1.FormattedValue":"Ribeiro Soeiro da Silva, Paulo","_modifiedby_value@Microsoft.Dynamics.CRM.lookuplogicalname":"systemuser","_modifiedby_value":"272cec80-4ba9-ec11-9841-002248384e71","_modifiedonbehalfby_value":null,"_ownerid_value@OData.Community.Display.V1.FormattedValue":"Ribeiro Soeiro da Silva, Paulo","_ownerid_value@Microsoft.Dynamics.CRM.associatednavigationproperty":"ownerid","_ownerid_value@Microsoft.Dynamics.CRM.lookuplogicalname":"systemuser","_ownerid_value":"272cec80-4ba9-ec11-9841-002248384e71","_owningbusinessunit_value@OData.Community.Display.V1.FormattedValue":"org2443a0e3","_owningbusinessunit_value@Microsoft.Dynamics.CRM.associatednavigationproperty":"owningbusinessunit","_owningbusinessunit_value@Microsoft.Dynamics.CRM.lookuplogicalname":"businessunit","_owningbusinessunit_value":"a368de65-caa8-ec11-9841-002248384e71","_ownerid_display":"Ribeiro Soeiro da Silva, Paulo","_modifiedby_display":"Ribeiro Soeiro da Silva, Paulo","_createdby_display":"Ribeiro Soeiro da Silva, Paulo","_owningbusinessunit_display":"org2443a0e3"}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string" table:style-name="ce1">
            <text:p>{"@odata.etag":"W/\"3995930\"","cr365_nome_do_estado":"Rio de Janeiro","cr365_sigla_do_estado":"RJ","statecode@OData.Community.Display.V1.FormattedValue":"Ativo(a)","statecode":0,"utcconversiontimezonecode":null,"createdon@OData.Community.Display.V1.FormattedValue":"29/03/2022 19:09","createdon":"2022-03-29T19:09:23Z","modifiedon@OData.Community.Display.V1.FormattedValue":"29/03/2022 19:09","modifiedon":"2022-03-29T19:09:23Z","versionnumber@OData.Community.Display.V1.FormattedValue":"3.995.930","versionnumber":3995930,"importsequencenumber":null,"timezoneruleversionnumber":null,"statuscode@OData.Community.Display.V1.FormattedValue":"Ativo(a)","statuscode":1,"overriddencreatedon":null,"cr365_tabela_estadosid":"31638abc-93af-ec11-9840-00224837407a","_createdby_value@OData.Community.Display.V1.FormattedValue":"Ribeiro Soeiro da Silva, Paulo","_createdby_value@Microsoft.Dynamics.CRM.lookuplogicalname":"systemuser","_createdby_value":"272cec80-4ba9-ec11-9841-002248384e71","_createdonbehalfby_value":null,"_owningteam_value":null,"_modifiedby_value@OData.Community.Display.V1.FormattedValue":"Ribeiro Soeiro da Silva, Paulo","_modifiedby_value@Microsoft.Dynamics.CRM.lookuplogicalname":"systemuser","_modifiedby_value":"272cec80-4ba9-ec11-9841-002248384e71","_modifiedonbehalfby_value":null,"_ownerid_value@OData.Community.Display.V1.FormattedValue":"Ribeiro Soeiro da Silva, Paulo","_ownerid_value@Microsoft.Dynamics.CRM.associatednavigationproperty":"ownerid","_ownerid_value@Microsoft.Dynamics.CRM.lookuplogicalname":"systemuser","_ownerid_value":"272cec80-4ba9-ec11-9841-002248384e71","_owningbusinessunit_value@OData.Community.Display.V1.FormattedValue":"org2443a0e3","_owningbusinessunit_value@Microsoft.Dynamics.CRM.associatednavigationproperty":"owningbusinessunit","_owningbusinessunit_value@Microsoft.Dynamics.CRM.lookuplogicalname":"businessunit","_owningbusinessunit_value":"a368de65-caa8-ec11-9841-002248384e71","_ownerid_display":"Ribeiro Soeiro da Silva, Paulo","_modifiedby_display":"Ribeiro Soeiro da Silva, Paulo","_createdby_display":"Ribeiro Soeiro da Silva, Paulo","_owningbusinessunit_display":"org2443a0e3"}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string" table:style-name="ce1">
            <text:p>{"@odata.etag":"W/\"3995931\"","cr365_nome_do_estado":"Rio Grande do Norte","cr365_sigla_do_estado":"RN","statecode@OData.Community.Display.V1.FormattedValue":"Ativo(a)","statecode":0,"utcconversiontimezonecode":null,"createdon@OData.Community.Display.V1.FormattedValue":"29/03/2022 19:09","createdon":"2022-03-29T19:09:23Z","modifiedon@OData.Community.Display.V1.FormattedValue":"29/03/2022 19:09","modifiedon":"2022-03-29T19:09:23Z","versionnumber@OData.Community.Display.V1.FormattedValue":"3.995.931","versionnumber":3995931,"importsequencenumber":null,"timezoneruleversionnumber":null,"statuscode@OData.Community.Display.V1.FormattedValue":"Ativo(a)","statuscode":1,"overriddencreatedon":null,"cr365_tabela_estadosid":"32638abc-93af-ec11-9840-00224837407a","_createdby_value@OData.Community.Display.V1.FormattedValue":"Ribeiro Soeiro da Silva, Paulo","_createdby_value@Microsoft.Dynamics.CRM.lookuplogicalname":"systemuser","_createdby_value":"272cec80-4ba9-ec11-9841-002248384e71","_createdonbehalfby_value":null,"_owningteam_value":null,"_modifiedby_value@OData.Community.Display.V1.FormattedValue":"Ribeiro Soeiro da Silva, Paulo","_modifiedby_value@Microsoft.Dynamics.CRM.lookuplogicalname":"systemuser","_modifiedby_value":"272cec80-4ba9-ec11-9841-002248384e71","_modifiedonbehalfby_value":null,"_ownerid_value@OData.Community.Display.V1.FormattedValue":"Ribeiro Soeiro da Silva, Paulo","_ownerid_value@Microsoft.Dynamics.CRM.associatednavigationproperty":"ownerid","_ownerid_value@Microsoft.Dynamics.CRM.lookuplogicalname":"systemuser","_ownerid_value":"272cec80-4ba9-ec11-9841-002248384e71","_owningbusinessunit_value@OData.Community.Display.V1.FormattedValue":"org2443a0e3","_owningbusinessunit_value@Microsoft.Dynamics.CRM.associatednavigationproperty":"owningbusinessunit","_owningbusinessunit_value@Microsoft.Dynamics.CRM.lookuplogicalname":"businessunit","_owningbusinessunit_value":"a368de65-caa8-ec11-9841-002248384e71","_ownerid_display":"Ribeiro Soeiro da Silva, Paulo","_modifiedby_display":"Ribeiro Soeiro da Silva, Paulo","_createdby_display":"Ribeiro Soeiro da Silva, Paulo","_owningbusinessunit_display":"org2443a0e3"}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string" table:style-name="ce1">
            <text:p>{"@odata.etag":"W/\"3995932\"","cr365_nome_do_estado":"Rio Grande do Sul","cr365_sigla_do_estado":"RS","statecode@OData.Community.Display.V1.FormattedValue":"Ativo(a)","statecode":0,"utcconversiontimezonecode":null,"createdon@OData.Community.Display.V1.FormattedValue":"29/03/2022 19:09","createdon":"2022-03-29T19:09:23Z","modifiedon@OData.Community.Display.V1.FormattedValue":"29/03/2022 19:09","modifiedon":"2022-03-29T19:09:23Z","versionnumber@OData.Community.Display.V1.FormattedValue":"3.995.932","versionnumber":3995932,"importsequencenumber":null,"timezoneruleversionnumber":null,"statuscode@OData.Community.Display.V1.FormattedValue":"Ativo(a)","statuscode":1,"overriddencreatedon":null,"cr365_tabela_estadosid":"33638abc-93af-ec11-9840-00224837407a","_createdby_value@OData.Community.Display.V1.FormattedValue":"Ribeiro Soeiro da Silva, Paulo","_createdby_value@Microsoft.Dynamics.CRM.lookuplogicalname":"systemuser","_createdby_value":"272cec80-4ba9-ec11-9841-002248384e71","_createdonbehalfby_value":null,"_owningteam_value":null,"_modifiedby_value@OData.Community.Display.V1.FormattedValue":"Ribeiro Soeiro da Silva, Paulo","_modifiedby_value@Microsoft.Dynamics.CRM.lookuplogicalname":"systemuser","_modifiedby_value":"272cec80-4ba9-ec11-9841-002248384e71","_modifiedonbehalfby_value":null,"_ownerid_value@OData.Community.Display.V1.FormattedValue":"Ribeiro Soeiro da Silva, Paulo","_ownerid_value@Microsoft.Dynamics.CRM.associatednavigationproperty":"ownerid","_ownerid_value@Microsoft.Dynamics.CRM.lookuplogicalname":"systemuser","_ownerid_value":"272cec80-4ba9-ec11-9841-002248384e71","_owningbusinessunit_value@OData.Community.Display.V1.FormattedValue":"org2443a0e3","_owningbusinessunit_value@Microsoft.Dynamics.CRM.associatednavigationproperty":"owningbusinessunit","_owningbusinessunit_value@Microsoft.Dynamics.CRM.lookuplogicalname":"businessunit","_owningbusinessunit_value":"a368de65-caa8-ec11-9841-002248384e71","_ownerid_display":"Ribeiro Soeiro da Silva, Paulo","_modifiedby_display":"Ribeiro Soeiro da Silva, Paulo","_createdby_display":"Ribeiro Soeiro da Silva, Paulo","_owningbusinessunit_display":"org2443a0e3"}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string" table:style-name="ce1">
            <text:p>{"@odata.etag":"W/\"3995933\"","cr365_nome_do_estado":"Rondônia","cr365_sigla_do_estado":"RO","statecode@OData.Community.Display.V1.FormattedValue":"Ativo(a)","statecode":0,"utcconversiontimezonecode":null,"createdon@OData.Community.Display.V1.FormattedValue":"29/03/2022 19:09","createdon":"2022-03-29T19:09:23Z","modifiedon@OData.Community.Display.V1.FormattedValue":"29/03/2022 19:09","modifiedon":"2022-03-29T19:09:23Z","versionnumber@OData.Community.Display.V1.FormattedValue":"3.995.933","versionnumber":3995933,"importsequencenumber":null,"timezoneruleversionnumber":null,"statuscode@OData.Community.Display.V1.FormattedValue":"Ativo(a)","statuscode":1,"overriddencreatedon":null,"cr365_tabela_estadosid":"34638abc-93af-ec11-9840-00224837407a","_createdby_value@OData.Community.Display.V1.FormattedValue":"Ribeiro Soeiro da Silva, Paulo","_createdby_value@Microsoft.Dynamics.CRM.lookuplogicalname":"systemuser","_createdby_value":"272cec80-4ba9-ec11-9841-002248384e71","_createdonbehalfby_value":null,"_owningteam_value":null,"_modifiedby_value@OData.Community.Display.V1.FormattedValue":"Ribeiro Soeiro da Silva, Paulo","_modifiedby_value@Microsoft.Dynamics.CRM.lookuplogicalname":"systemuser","_modifiedby_value":"272cec80-4ba9-ec11-9841-002248384e71","_modifiedonbehalfby_value":null,"_ownerid_value@OData.Community.Display.V1.FormattedValue":"Ribeiro Soeiro da Silva, Paulo","_ownerid_value@Microsoft.Dynamics.CRM.associatednavigationproperty":"ownerid","_ownerid_value@Microsoft.Dynamics.CRM.lookuplogicalname":"systemuser","_ownerid_value":"272cec80-4ba9-ec11-9841-002248384e71","_owningbusinessunit_value@OData.Community.Display.V1.FormattedValue":"org2443a0e3","_owningbusinessunit_value@Microsoft.Dynamics.CRM.associatednavigationproperty":"owningbusinessunit","_owningbusinessunit_value@Microsoft.Dynamics.CRM.lookuplogicalname":"businessunit","_owningbusinessunit_value":"a368de65-caa8-ec11-9841-002248384e71","_ownerid_display":"Ribeiro Soeiro da Silva, Paulo","_modifiedby_display":"Ribeiro Soeiro da Silva, Paulo","_createdby_display":"Ribeiro Soeiro da Silva, Paulo","_owningbusinessunit_display":"org2443a0e3"}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string" table:style-name="ce1">
            <text:p>{"@odata.etag":"W/\"3995934\"","cr365_nome_do_estado":"Roraima","cr365_sigla_do_estado":"RR","statecode@OData.Community.Display.V1.FormattedValue":"Ativo(a)","statecode":0,"utcconversiontimezonecode":null,"createdon@OData.Community.Display.V1.FormattedValue":"29/03/2022 19:09","createdon":"2022-03-29T19:09:23Z","modifiedon@OData.Community.Display.V1.FormattedValue":"29/03/2022 19:09","modifiedon":"2022-03-29T19:09:23Z","versionnumber@OData.Community.Display.V1.FormattedValue":"3.995.934","versionnumber":3995934,"importsequencenumber":null,"timezoneruleversionnumber":null,"statuscode@OData.Community.Display.V1.FormattedValue":"Ativo(a)","statuscode":1,"overriddencreatedon":null,"cr365_tabela_estadosid":"35638abc-93af-ec11-9840-00224837407a","_createdby_value@OData.Community.Display.V1.FormattedValue":"Ribeiro Soeiro da Silva, Paulo","_createdby_value@Microsoft.Dynamics.CRM.lookuplogicalname":"systemuser","_createdby_value":"272cec80-4ba9-ec11-9841-002248384e71","_createdonbehalfby_value":null,"_owningteam_value":null,"_modifiedby_value@OData.Community.Display.V1.FormattedValue":"Ribeiro Soeiro da Silva, Paulo","_modifiedby_value@Microsoft.Dynamics.CRM.lookuplogicalname":"systemuser","_modifiedby_value":"272cec80-4ba9-ec11-9841-002248384e71","_modifiedonbehalfby_value":null,"_ownerid_value@OData.Community.Display.V1.FormattedValue":"Ribeiro Soeiro da Silva, Paulo","_ownerid_value@Microsoft.Dynamics.CRM.associatednavigationproperty":"ownerid","_ownerid_value@Microsoft.Dynamics.CRM.lookuplogicalname":"systemuser","_ownerid_value":"272cec80-4ba9-ec11-9841-002248384e71","_owningbusinessunit_value@OData.Community.Display.V1.FormattedValue":"org2443a0e3","_owningbusinessunit_value@Microsoft.Dynamics.CRM.associatednavigationproperty":"owningbusinessunit","_owningbusinessunit_value@Microsoft.Dynamics.CRM.lookuplogicalname":"businessunit","_owningbusinessunit_value":"a368de65-caa8-ec11-9841-002248384e71","_ownerid_display":"Ribeiro Soeiro da Silva, Paulo","_modifiedby_display":"Ribeiro Soeiro da Silva, Paulo","_createdby_display":"Ribeiro Soeiro da Silva, Paulo","_owningbusinessunit_display":"org2443a0e3"}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string" table:style-name="ce1">
            <text:p>{"@odata.etag":"W/\"3995935\"","cr365_nome_do_estado":"Santa Catarina","cr365_sigla_do_estado":"SC","statecode@OData.Community.Display.V1.FormattedValue":"Ativo(a)","statecode":0,"utcconversiontimezonecode":null,"createdon@OData.Community.Display.V1.FormattedValue":"29/03/2022 19:09","createdon":"2022-03-29T19:09:23Z","modifiedon@OData.Community.Display.V1.FormattedValue":"29/03/2022 19:09","modifiedon":"2022-03-29T19:09:23Z","versionnumber@OData.Community.Display.V1.FormattedValue":"3.995.935","versionnumber":3995935,"importsequencenumber":null,"timezoneruleversionnumber":null,"statuscode@OData.Community.Display.V1.FormattedValue":"Ativo(a)","statuscode":1,"overriddencreatedon":null,"cr365_tabela_estadosid":"36638abc-93af-ec11-9840-00224837407a","_createdby_value@OData.Community.Display.V1.FormattedValue":"Ribeiro Soeiro da Silva, Paulo","_createdby_value@Microsoft.Dynamics.CRM.lookuplogicalname":"systemuser","_createdby_value":"272cec80-4ba9-ec11-9841-002248384e71","_createdonbehalfby_value":null,"_owningteam_value":null,"_modifiedby_value@OData.Community.Display.V1.FormattedValue":"Ribeiro Soeiro da Silva, Paulo","_modifiedby_value@Microsoft.Dynamics.CRM.lookuplogicalname":"systemuser","_modifiedby_value":"272cec80-4ba9-ec11-9841-002248384e71","_modifiedonbehalfby_value":null,"_ownerid_value@OData.Community.Display.V1.FormattedValue":"Ribeiro Soeiro da Silva, Paulo","_ownerid_value@Microsoft.Dynamics.CRM.associatednavigationproperty":"ownerid","_ownerid_value@Microsoft.Dynamics.CRM.lookuplogicalname":"systemuser","_ownerid_value":"272cec80-4ba9-ec11-9841-002248384e71","_owningbusinessunit_value@OData.Community.Display.V1.FormattedValue":"org2443a0e3","_owningbusinessunit_value@Microsoft.Dynamics.CRM.associatednavigationproperty":"owningbusinessunit","_owningbusinessunit_value@Microsoft.Dynamics.CRM.lookuplogicalname":"businessunit","_owningbusinessunit_value":"a368de65-caa8-ec11-9841-002248384e71","_ownerid_display":"Ribeiro Soeiro da Silva, Paulo","_modifiedby_display":"Ribeiro Soeiro da Silva, Paulo","_createdby_display":"Ribeiro Soeiro da Silva, Paulo","_owningbusinessunit_display":"org2443a0e3"}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string" table:style-name="ce1">
            <text:p>{"@odata.etag":"W/\"3995936\"","cr365_nome_do_estado":"São Paulo","cr365_sigla_do_estado":"SP","statecode@OData.Community.Display.V1.FormattedValue":"Ativo(a)","statecode":0,"utcconversiontimezonecode":null,"createdon@OData.Community.Display.V1.FormattedValue":"29/03/2022 19:09","createdon":"2022-03-29T19:09:23Z","modifiedon@OData.Community.Display.V1.FormattedValue":"29/03/2022 19:09","modifiedon":"2022-03-29T19:09:23Z","versionnumber@OData.Community.Display.V1.FormattedValue":"3.995.936","versionnumber":3995936,"importsequencenumber":null,"timezoneruleversionnumber":null,"statuscode@OData.Community.Display.V1.FormattedValue":"Ativo(a)","statuscode":1,"overriddencreatedon":null,"cr365_tabela_estadosid":"37638abc-93af-ec11-9840-00224837407a","_createdby_value@OData.Community.Display.V1.FormattedValue":"Ribeiro Soeiro da Silva, Paulo","_createdby_value@Microsoft.Dynamics.CRM.lookuplogicalname":"systemuser","_createdby_value":"272cec80-4ba9-ec11-9841-002248384e71","_createdonbehalfby_value":null,"_owningteam_value":null,"_modifiedby_value@OData.Community.Display.V1.FormattedValue":"Ribeiro Soeiro da Silva, Paulo","_modifiedby_value@Microsoft.Dynamics.CRM.lookuplogicalname":"systemuser","_modifiedby_value":"272cec80-4ba9-ec11-9841-002248384e71","_modifiedonbehalfby_value":null,"_ownerid_value@OData.Community.Display.V1.FormattedValue":"Ribeiro Soeiro da Silva, Paulo","_ownerid_value@Microsoft.Dynamics.CRM.associatednavigationproperty":"ownerid","_ownerid_value@Microsoft.Dynamics.CRM.lookuplogicalname":"systemuser","_ownerid_value":"272cec80-4ba9-ec11-9841-002248384e71","_owningbusinessunit_value@OData.Community.Display.V1.FormattedValue":"org2443a0e3","_owningbusinessunit_value@Microsoft.Dynamics.CRM.associatednavigationproperty":"owningbusinessunit","_owningbusinessunit_value@Microsoft.Dynamics.CRM.lookuplogicalname":"businessunit","_owningbusinessunit_value":"a368de65-caa8-ec11-9841-002248384e71","_ownerid_display":"Ribeiro Soeiro da Silva, Paulo","_modifiedby_display":"Ribeiro Soeiro da Silva, Paulo","_createdby_display":"Ribeiro Soeiro da Silva, Paulo","_owningbusinessunit_display":"org2443a0e3"}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string" table:style-name="ce1">
            <text:p>{"@odata.etag":"W/\"3995937\"","cr365_nome_do_estado":"Sergipe","cr365_sigla_do_estado":"SE","statecode@OData.Community.Display.V1.FormattedValue":"Ativo(a)","statecode":0,"utcconversiontimezonecode":null,"createdon@OData.Community.Display.V1.FormattedValue":"29/03/2022 19:09","createdon":"2022-03-29T19:09:23Z","modifiedon@OData.Community.Display.V1.FormattedValue":"29/03/2022 19:09","modifiedon":"2022-03-29T19:09:23Z","versionnumber@OData.Community.Display.V1.FormattedValue":"3.995.937","versionnumber":3995937,"importsequencenumber":null,"timezoneruleversionnumber":null,"statuscode@OData.Community.Display.V1.FormattedValue":"Ativo(a)","statuscode":1,"overriddencreatedon":null,"cr365_tabela_estadosid":"38638abc-93af-ec11-9840-00224837407a","_createdby_value@OData.Community.Display.V1.FormattedValue":"Ribeiro Soeiro da Silva, Paulo","_createdby_value@Microsoft.Dynamics.CRM.lookuplogicalname":"systemuser","_createdby_value":"272cec80-4ba9-ec11-9841-002248384e71","_createdonbehalfby_value":null,"_owningteam_value":null,"_modifiedby_value@OData.Community.Display.V1.FormattedValue":"Ribeiro Soeiro da Silva, Paulo","_modifiedby_value@Microsoft.Dynamics.CRM.lookuplogicalname":"systemuser","_modifiedby_value":"272cec80-4ba9-ec11-9841-002248384e71","_modifiedonbehalfby_value":null,"_ownerid_value@OData.Community.Display.V1.FormattedValue":"Ribeiro Soeiro da Silva, Paulo","_ownerid_value@Microsoft.Dynamics.CRM.associatednavigationproperty":"ownerid","_ownerid_value@Microsoft.Dynamics.CRM.lookuplogicalname":"systemuser","_ownerid_value":"272cec80-4ba9-ec11-9841-002248384e71","_owningbusinessunit_value@OData.Community.Display.V1.FormattedValue":"org2443a0e3","_owningbusinessunit_value@Microsoft.Dynamics.CRM.associatednavigationproperty":"owningbusinessunit","_owningbusinessunit_value@Microsoft.Dynamics.CRM.lookuplogicalname":"businessunit","_owningbusinessunit_value":"a368de65-caa8-ec11-9841-002248384e71","_ownerid_display":"Ribeiro Soeiro da Silva, Paulo","_modifiedby_display":"Ribeiro Soeiro da Silva, Paulo","_createdby_display":"Ribeiro Soeiro da Silva, Paulo","_owningbusinessunit_display":"org2443a0e3"}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string" table:style-name="ce1">
            <text:p>{"@odata.etag":"W/\"3995938\"","cr365_nome_do_estado":"Tocantins","cr365_sigla_do_estado":"TO","statecode@OData.Community.Display.V1.FormattedValue":"Ativo(a)","statecode":0,"utcconversiontimezonecode":null,"createdon@OData.Community.Display.V1.FormattedValue":"29/03/2022 19:09","createdon":"2022-03-29T19:09:23Z","modifiedon@OData.Community.Display.V1.FormattedValue":"29/03/2022 19:09","modifiedon":"2022-03-29T19:09:23Z","versionnumber@OData.Community.Display.V1.FormattedValue":"3.995.938","versionnumber":3995938,"importsequencenumber":null,"timezoneruleversionnumber":null,"statuscode@OData.Community.Display.V1.FormattedValue":"Ativo(a)","statuscode":1,"overriddencreatedon":null,"cr365_tabela_estadosid":"39638abc-93af-ec11-9840-00224837407a","_createdby_value@OData.Community.Display.V1.FormattedValue":"Ribeiro Soeiro da Silva, Paulo","_createdby_value@Microsoft.Dynamics.CRM.lookuplogicalname":"systemuser","_createdby_value":"272cec80-4ba9-ec11-9841-002248384e71","_createdonbehalfby_value":null,"_owningteam_value":null,"_modifiedby_value@OData.Community.Display.V1.FormattedValue":"Ribeiro Soeiro da Silva, Paulo","_modifiedby_value@Microsoft.Dynamics.CRM.lookuplogicalname":"systemuser","_modifiedby_value":"272cec80-4ba9-ec11-9841-002248384e71","_modifiedonbehalfby_value":null,"_ownerid_value@OData.Community.Display.V1.FormattedValue":"Ribeiro Soeiro da Silva, Paulo","_ownerid_value@Microsoft.Dynamics.CRM.associatednavigationproperty":"ownerid","_ownerid_value@Microsoft.Dynamics.CRM.lookuplogicalname":"systemuser","_ownerid_value":"272cec80-4ba9-ec11-9841-002248384e71","_owningbusinessunit_value@OData.Community.Display.V1.FormattedValue":"org2443a0e3","_owningbusinessunit_value@Microsoft.Dynamics.CRM.associatednavigationproperty":"owningbusinessunit","_owningbusinessunit_value@Microsoft.Dynamics.CRM.lookuplogicalname":"businessunit","_owningbusinessunit_value":"a368de65-caa8-ec11-9841-002248384e71","_ownerid_display":"Ribeiro Soeiro da Silva, Paulo","_modifiedby_display":"Ribeiro Soeiro da Silva, Paulo","_createdby_display":"Ribeiro Soeiro da Silva, Paulo","_owningbusinessunit_display":"org2443a0e3"}</text:p>
          </table:table-cell>
          <table:table-cell table:number-columns-repeated="16380"/>
        </table:table-row>
        <table:table-row table:number-rows-repeated="1048546" table:style-name="ro1">
          <table:table-cell table:number-columns-repeated="16384"/>
        </table:table-row>
      </table:table>
      <table:database-ranges>
        <table:database-range table:target-range-address="Tabela_Estados.A1:Tabela_Estados.Z29" table:name="AxTable1" table:display-filter-buttons="true"/>
        <table:database-range table:target-range-address="data_cache.A2:data_cache.B4" table:name="DataCacheKeyTable" table:display-filter-buttons="true"/>
        <table:database-range table:target-range-address="data_cache.D2:data_cache.D30" table:name="DataCacheDataTable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text-style style:name="N30">
      <number:text-content/>
    </number:text-style>
    <number:date-style style:name="N36">
      <number:year number:style="long"/>
      <number:text>-</number:text>
      <number:month number:style="long"/>
      <number:text>-</number:text>
      <number:day number:style="long"/>
      <number:text>T</number:text>
      <number:hours number:style="long"/>
      <number:text>:</number:text>
      <number:minutes number:style="long"/>
      <number:text>:</number:text>
      <number:seconds number:style="long"/>
      <number:text>Z</number:text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 Excel Online</meta:generator>
    <dc:title/>
    <dc:description/>
    <dc:subject/>
    <meta:initial-creator/>
    <dc:creator/>
    <meta:creation-date>2022-04-06T22:30:48Z</meta:creation-date>
    <dc:date>2022-04-06T22:33:40Z</dc:date>
  </office:meta>
</office:document-meta>
</file>

<file path=webextensions/taskpanes.xml><?xml version="1.0" encoding="utf-8"?>
<wetp:taskpanes xmlns:wetp="http://schemas.microsoft.com/office/webextensions/taskpanes/2010/11">
  <wetp:taskpane dockstate="right" visibility="1" width="350" row="1">
    <wetp:webextensionref xmlns:r="http://schemas.openxmlformats.org/officeDocument/2006/relationships" r:id="rId1"/>
  </wetp:taskpane>
</wetp:taskpanes>
</file>

<file path=webextensions/webextension1.xml><?xml version="1.0" encoding="utf-8"?>
<we:webextension xmlns:we="http://schemas.microsoft.com/office/webextensions/webextension/2010/11" id="{2c2dc336-1aa1-496e-a3ca-43ad1adda173}">
  <we:reference id="wa104380330" version="1.3.0.0" store="en-US" storeType="OMEX"/>
  <we:alternateReferences/>
  <we:properties>
    <we:property name="RuntimeConfig" value="{&quot;Version&quot;:1,&quot;HostName&quot;:&quot;https://org2443a0e3.crm2.dynamics.com&quot;,&quot;Applets&quot;:{&quot;Microsoft.Dynamics.Platform.Integration.Office.DataConnectorApplet&quot;:{&quot;DataOptions&quot;:{&quot;AutoSizeColumns&quot;:true,&quot;RefreshOnOpen&quot;:true,&quot;CellRefreshLimit&quot;:1000000,&quot;ConfirmPublishOnCreate&quot;:false,&quot;ConfirmPublishOnUpdate&quot;:false,&quot;ConfirmPublishOnDelete&quot;:true,&quot;PublishSequentially&quot;:true,&quot;EnableDesign&quot;:false,&quot;EnablePublishOrder&quot;:false,&quot;EnvironmentPublishBatchLimit&quot;:100,&quot;WorkbookPublishBatchLimit&quot;:100},&quot;Version&quot;:1,&quot;Bindings&quot;:[{&quot;Id&quot;:&quot;1c8b43bff4f84438931f0fa1b84d4093&quot;,&quot;EntityName&quot;:&quot;cr365_tabela_estados&quot;,&quot;Fields&quot;:[{&quot;Name&quot;:&quot;cr365_nome_do_estado&quot;,&quot;Label&quot;:&quot;Nome_do_Estado&quot;,&quot;ForceReadOnly&quot;:false,&quot;ForceReadOnlyOnCreate&quot;:false},{&quot;Name&quot;:&quot;_ownerid_display&quot;,&quot;Label&quot;:&quot;Proprietário (Pesquisa)&quot;,&quot;ForceReadOnly&quot;:false,&quot;ForceReadOnlyOnCreate&quot;:false},{&quot;Name&quot;:&quot;cr365_sigla_do_estado&quot;,&quot;Label&quot;:&quot;Sigla_do_Estado&quot;,&quot;ForceReadOnly&quot;:false,&quot;ForceReadOnlyOnCreate&quot;:false},{&quot;Name&quot;:&quot;statecode&quot;,&quot;Label&quot;:&quot;Status&quot;,&quot;ForceReadOnly&quot;:false,&quot;ForceReadOnlyOnCreate&quot;:false},{&quot;Name&quot;:&quot;utcconversiontimezonecode&quot;,&quot;Label&quot;:&quot;Código de Fuso Horário da Conversão UTC&quot;,&quot;ForceReadOnly&quot;:false,&quot;ForceReadOnlyOnCreate&quot;:false},{&quot;Name&quot;:&quot;_createdby_display&quot;,&quot;Label&quot;:&quot;Criada Por (Pesquisa)&quot;,&quot;ForceReadOnly&quot;:false,&quot;ForceReadOnlyOnCreate&quot;:false},{&quot;Name&quot;:&quot;_createdonbehalfby_display&quot;,&quot;Label&quot;:&quot;Criado por (Delegado) (Pesquisa)&quot;,&quot;ForceReadOnly&quot;:false,&quot;ForceReadOnlyOnCreate&quot;:false},{&quot;Name&quot;:&quot;createdon&quot;,&quot;Label&quot;:&quot;Data de Criação&quot;,&quot;ForceReadOnly&quot;:false,&quot;ForceReadOnlyOnCreate&quot;:false},{&quot;Name&quot;:&quot;modifiedon&quot;,&quot;Label&quot;:&quot;Data de Modificação&quot;,&quot;ForceReadOnly&quot;:false,&quot;ForceReadOnlyOnCreate&quot;:false},{&quot;Name&quot;:&quot;_owningteam_display&quot;,&quot;Label&quot;:&quot;Equipe Proprietária (Pesquisa)&quot;,&quot;ForceReadOnly&quot;:false,&quot;ForceReadOnlyOnCreate&quot;:false},{&quot;Name&quot;:&quot;_modifiedby_display&quot;,&quot;Label&quot;:&quot;Modificado Por (Pesquisa)&quot;,&quot;ForceReadOnly&quot;:false,&quot;ForceReadOnlyOnCreate&quot;:false},{&quot;Name&quot;:&quot;_modifiedonbehalfby_display&quot;,&quot;Label&quot;:&quot;Modificado por (Delegado) (Pesquisa)&quot;,&quot;ForceReadOnly&quot;:false,&quot;ForceReadOnlyOnCreate&quot;:false},{&quot;Name&quot;:&quot;versionnumber&quot;,&quot;Label&quot;:&quot;Número da Versão&quot;,&quot;ForceReadOnly&quot;:false,&quot;ForceReadOnlyOnCreate&quot;:false},{&quot;Name&quot;:&quot;importsequencenumber&quot;,&quot;Label&quot;:&quot;Número de Sequência de Importação&quot;,&quot;ForceReadOnly&quot;:false,&quot;ForceReadOnlyOnCreate&quot;:false},{&quot;Name&quot;:&quot;timezoneruleversionnumber&quot;,&quot;Label&quot;:&quot;Número de Versão da Regra de Fuso Horário&quot;,&quot;ForceReadOnly&quot;:false,&quot;ForceReadOnlyOnCreate&quot;:false},{&quot;Name&quot;:&quot;statuscode&quot;,&quot;Label&quot;:&quot;Razão do Status&quot;,&quot;ForceReadOnly&quot;:false,&quot;ForceReadOnlyOnCreate&quot;:false},{&quot;Name&quot;:&quot;overriddencreatedon&quot;,&quot;Label&quot;:&quot;Registro Criado em&quot;,&quot;ForceReadOnly&quot;:false,&quot;ForceReadOnlyOnCreate&quot;:false},{&quot;Name&quot;:&quot;_owningbusinessunit_display&quot;,&quot;Label&quot;:&quot;Unidade de Negócios Proprietária (Pesquisa)&quot;,&quot;ForceReadOnly&quot;:false,&quot;ForceReadOnlyOnCreate&quot;:false},{&quot;Name&quot;:&quot;cr365_tabela_estadosid&quot;,&quot;Label&quot;:&quot;Tabela_Estados&quot;,&quot;ForceReadOnly&quot;:false,&quot;ForceReadOnlyOnCreate&quot;:false},{&quot;Name&quot;:&quot;_createdby_value&quot;,&quot;Label&quot;:&quot;Criada Por&quot;,&quot;ForceReadOnly&quot;:false,&quot;ForceReadOnlyOnCreate&quot;:false},{&quot;Name&quot;:&quot;_createdonbehalfby_value&quot;,&quot;Label&quot;:&quot;Criado por (Delegado)&quot;,&quot;ForceReadOnly&quot;:false,&quot;ForceReadOnlyOnCreate&quot;:false},{&quot;Name&quot;:&quot;_owningteam_value&quot;,&quot;Label&quot;:&quot;Equipe Proprietária&quot;,&quot;ForceReadOnly&quot;:false,&quot;ForceReadOnlyOnCreate&quot;:false},{&quot;Name&quot;:&quot;_modifiedby_value&quot;,&quot;Label&quot;:&quot;Modificado Por&quot;,&quot;ForceReadOnly&quot;:false,&quot;ForceReadOnlyOnCreate&quot;:false},{&quot;Name&quot;:&quot;_modifiedonbehalfby_value&quot;,&quot;Label&quot;:&quot;Modificado por (Delegado)&quot;,&quot;ForceReadOnly&quot;:false,&quot;ForceReadOnlyOnCreate&quot;:false},{&quot;Name&quot;:&quot;_ownerid_value&quot;,&quot;Label&quot;:&quot;Proprietário&quot;,&quot;ForceReadOnly&quot;:false,&quot;ForceReadOnlyOnCreate&quot;:false},{&quot;Name&quot;:&quot;_owningbusinessunit_value&quot;,&quot;Label&quot;:&quot;Unidade de Negócios Proprietária&quot;,&quot;ForceReadOnly&quot;:false,&quot;ForceReadOnlyOnCreate&quot;:false}]}],&quot;LabelBindings&quot;:[],&quot;ValueBindings&quot;:[],&quot;UnboundLabelBindings&quot;:[],&quot;Entities&quot;:[{&quot;Label&quot;:&quot;Tabela_Estados&quot;,&quot;PublicName&quot;:&quot;cr365_tabela_estados&quot;,&quot;RefreshAfterPublish&quot;:false}],&quot;SectionBindings&quot;:[]}},&quot;ActiveAppletId&quot;:&quot;Microsoft.Dynamics.Platform.Integration.Office.DataConnectorApplet&quot;,&quot;Headers&quot;:{&quot;cds2EnvironmentType&quot;:&quot;PROD&quot;,&quot;cds2ApiVersion&quot;:&quot;9.0&quot;},&quot;Language&quot;:&quot;pt-BR&quot;,&quot;DateCreated&quot;:&quot;2022-04-06T22:18:08.2696255Z&quot;,&quot;DocumentId&quot;:&quot;700abe66-5c5b-4521-90c7-904326f8a828&quot;,&quot;GenerationActivityId&quot;:&quot;&quot;}"/>
    <we:property name="Features" value="{&quot;LogDomEvents&quot;:false,&quot;LogTelemetry&quot;:true}"/>
  </we:properties>
  <we:bindings>
    <we:binding id="1c8b43bff4f84438931f0fa1b84d4093" type="table" appref="{61da3a7a-bd77-408a-ae40-74c0c4fad0eb}"/>
    <we:binding id="DataCacheKey" type="table" appref="{2A460744-600F-4B3E-9043-8BFA8558E519}"/>
    <we:binding id="DataCacheData" type="table" appref="{DF87759E-AA48-4656-8D54-5F8A117A4ED2}"/>
  </we:bindings>
  <we:snapshot xmlns:r="http://schemas.openxmlformats.org/officeDocument/2006/relationships"/>
  <we:extLst>
    <a:ext xmlns:a="http://schemas.openxmlformats.org/drawingml/2006/main" uri="{D87F86FE-615C-45B5-9D79-34F1136793EB}">
      <we:containsCustomFunctions/>
    </a:ext>
  </we:extLst>
</we:webextension>
</file>